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6.676cm"/>
    </style:style>
    <style:style style:name="gr49" style:family="graphic" style:parent-style-name="standard">
      <style:graphic-properties draw:fill-color="#ff3333" draw:textarea-vertical-align="middle" draw:auto-grow-height="false" fo:min-height="0.438cm" fo:min-width="3.888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5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55" style:family="graphic" style:parent-style-name="standard">
      <style:graphic-properties draw:textarea-horizontal-align="justify" draw:textarea-vertical-align="top" draw:auto-grow-height="false" fo:min-height="4.75cm" fo:min-width="7.9cm"/>
    </style:style>
    <style:style style:name="gr56" style:family="graphic" style:parent-style-name="standard">
      <style:graphic-properties draw:textarea-horizontal-align="justify" draw:textarea-vertical-align="top" draw:auto-grow-height="false" fo:min-height="3.383cm" fo:min-width="7.078cm" fo:wrap-option="no-wrap"/>
    </style:style>
    <style:style style:name="gr57" style:family="graphic" style:parent-style-name="standard">
      <style:graphic-properties draw:fill-color="#cccccc" draw:textarea-horizontal-align="justify" draw:textarea-vertical-align="middle" draw:auto-grow-height="false" fo:min-height="0.55cm" fo:min-width="5.9cm"/>
    </style:style>
    <style:style style:name="gr58" style:family="graphic" style:parent-style-name="standard">
      <style:graphic-properties draw:fill-color="#cccccc" draw:textarea-horizontal-align="justify" draw:textarea-vertical-align="middle" draw:auto-grow-height="false" fo:min-height="0.55cm" fo:min-width="2.9cm"/>
    </style:style>
    <style:style style:name="gr59" style:family="graphic" style:parent-style-name="standard">
      <style:graphic-properties draw:fill-color="#cccccc" draw:textarea-horizontal-align="justify" draw:textarea-vertical-align="middle" draw:auto-grow-height="false" fo:min-height="0.55cm" fo:min-width="3.8cm"/>
    </style:style>
    <style:style style:name="gr60" style:family="graphic" style:parent-style-name="objectwithoutfill">
      <style:graphic-properties draw:marker-start="Arrow" draw:marker-end="" draw:marker-end-width="0.3cm" draw:fill="none" draw:textarea-vertical-align="middle"/>
    </style:style>
    <style:style style:name="gr61" style:family="graphic" style:parent-style-name="objectwithoutfill">
      <style:graphic-properties draw:marker-end="Arrow" draw:marker-end-width="0.3cm" draw:fill="none" draw:textarea-vertical-align="middle"/>
    </style:style>
    <style:style style:name="gr62" style:family="graphic" style:parent-style-name="standard">
      <style:graphic-properties draw:fill-color="#ff99ff" draw:textarea-horizontal-align="justify" draw:textarea-vertical-align="middle" draw:auto-grow-height="false" fo:min-height="0.838cm" fo:min-width="0.80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0.817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23.15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2.269cm"/>
    </style:style>
    <style:style style:name="gr66" style:family="graphic" style:parent-style-name="standard">
      <style:graphic-properties draw:stroke="none" svg:stroke-color="#000000" draw:fill="none" draw:fill-color="#ffffff" draw:textarea-horizontal-align="left" draw:auto-grow-height="true" draw:auto-grow-width="true" fo:min-height="2.134cm" fo:min-width="22.638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0.703cm"/>
    </style:style>
    <style:style style:name="gr68"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9" style:family="graphic" style:parent-style-name="objectwithoutfill">
      <style:graphic-properties draw:stroke="dash" draw:stroke-dash="Fine_20_Dashed" draw:marker-end="Arrow" draw:marker-end-width="0.3cm" draw:fill="none" draw:textarea-vertical-align="middle"/>
    </style:style>
    <style:style style:name="gr70" style:family="graphic" style:parent-style-name="standard">
      <style:graphic-properties draw:stroke="dash" draw:stroke-dash="Ultrafine_20_2_20_Dots_20_3_20_Dashes" svg:stroke-color="#000000" draw:fill="none" draw:fill-color="#ffffff" draw:textarea-horizontal-align="left" draw:auto-grow-height="true" draw:auto-grow-width="true" fo:min-height="14.567cm" fo:min-width="10.022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9.293cm"/>
    </style:style>
    <style:style style:name="gr72" style:family="graphic" style:parent-style-name="standard">
      <style:graphic-properties draw:stroke="none" svg:stroke-color="#000000" draw:fill="none" draw:fill-color="#ffffff" draw:textarea-horizontal-align="left" draw:auto-grow-height="true" draw:auto-grow-width="true" fo:min-height="6.23cm" fo:min-width="13.951cm"/>
    </style:style>
    <style:style style:name="gr73" style:family="graphic" style:parent-style-name="standard">
      <style:graphic-properties draw:stroke="none" svg:stroke-color="#000000" draw:fill="none" draw:fill-color="#ffffff" draw:textarea-horizontal-align="left" draw:auto-grow-height="true" draw:auto-grow-width="true" fo:min-height="2.533cm" fo:min-width="12.71cm"/>
    </style:style>
    <style:style style:name="gr74" style:family="graphic" style:parent-style-name="standard">
      <style:graphic-properties draw:textarea-horizontal-align="justify" draw:textarea-vertical-align="top" draw:auto-grow-height="false" fo:min-height="12.65cm" fo:min-width="7.5cm"/>
    </style:style>
    <style:style style:name="gr75" style:family="graphic" style:parent-style-name="standard">
      <style:graphic-properties draw:textarea-horizontal-align="justify" draw:textarea-vertical-align="top" draw:auto-grow-height="false" fo:min-height="11.65cm" fo:min-width="7.5cm"/>
    </style:style>
    <style:style style:name="gr76" style:family="graphic" style:parent-style-name="standard">
      <style:graphic-properties draw:fill-color="#ff3333" draw:textarea-vertical-align="middle" draw:auto-grow-height="false" fo:min-height="0.668cm" fo:min-width="5.618cm"/>
    </style:style>
    <style:style style:name="gr77" style:family="graphic" style:parent-style-name="standard">
      <style:graphic-properties draw:stroke="none" svg:stroke-color="#000000" draw:fill="none" draw:fill-color="#ffffff" draw:textarea-horizontal-align="left" draw:auto-grow-height="true" draw:auto-grow-width="false" fo:min-height="1.023cm" fo:min-width="0cm"/>
    </style:style>
    <style:style style:name="gr78" style:family="graphic" style:parent-style-name="standard">
      <style:graphic-properties draw:fill-color="#ff3333" draw:textarea-vertical-align="middle" draw:auto-grow-height="false" fo:min-height="0.668cm" fo:min-width="5.818cm"/>
    </style:style>
    <style:style style:name="gr79" style:family="graphic" style:parent-style-name="standard">
      <style:graphic-properties draw:fill-color="#cc66ff" draw:textarea-horizontal-align="justify" draw:textarea-vertical-align="middle" draw:auto-grow-height="false" fo:min-height="0.45cm" fo:min-width="26.1cm"/>
    </style:style>
    <style:style style:name="gr80" style:family="graphic" style:parent-style-name="standard">
      <style:graphic-properties draw:fill-color="#ff3333" draw:textarea-vertical-align="middle" draw:auto-grow-height="false" fo:min-height="1.28cm" fo:min-width="5.43cm"/>
    </style:style>
    <style:style style:name="gr81" style:family="graphic" style:parent-style-name="standard">
      <style:graphic-properties draw:fill-color="#ff99ff" draw:textarea-horizontal-align="justify" draw:textarea-vertical-align="middle" draw:auto-grow-height="false" fo:min-height="0.45cm" fo:min-width="26.1cm"/>
    </style:style>
    <style:style style:name="gr82" style:family="graphic" style:parent-style-name="standard">
      <style:graphic-properties draw:fill-color="#ff3333" draw:textarea-vertical-align="middle" draw:auto-grow-height="false" fo:min-height="1.28cm" fo:min-width="6.23cm"/>
    </style:style>
    <style:style style:name="gr83" style:family="graphic" style:parent-style-name="standard">
      <style:graphic-properties draw:fill-color="#ccff66" draw:textarea-horizontal-align="justify" draw:textarea-vertical-align="top" draw:auto-grow-height="false" fo:min-height="1.65cm" fo:min-width="4.5cm"/>
    </style:style>
    <style:style style:name="gr84" style:family="graphic" style:parent-style-name="standard">
      <style:graphic-properties draw:fill-color="#ff3333" draw:textarea-vertical-align="middle" draw:auto-grow-height="false" fo:min-height="1.661cm" fo:min-width="6.112cm"/>
    </style:style>
    <style:style style:name="gr85" style:family="graphic" style:parent-style-name="standard">
      <style:graphic-properties draw:fill-color="#ccff66" draw:textarea-horizontal-align="justify" draw:textarea-vertical-align="top" draw:auto-grow-height="false" fo:min-height="3.45cm" fo:min-width="4.5cm"/>
    </style:style>
    <style:style style:name="gr8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87" style:family="graphic" style:parent-style-name="standard">
      <style:graphic-properties svg:stroke-color="#ff0000" draw:fill="none" draw:textarea-horizontal-align="justify" draw:textarea-vertical-align="middle" draw:auto-grow-height="false" fo:min-height="1.35cm" fo:min-width="3.5cm"/>
    </style:style>
    <style:style style:name="gr88" style:family="graphic" style:parent-style-name="standard">
      <style:graphic-properties svg:stroke-color="#ff0000" draw:fill="solid" draw:fill-color="#cccccc" draw:textarea-horizontal-align="justify" draw:textarea-vertical-align="middle" draw:auto-grow-height="false" fo:min-height="1.851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949cm" fo:min-width="24.5cm"/>
    </style:style>
    <style:style style:name="gr90" style:family="graphic" style:parent-style-name="standard">
      <style:graphic-properties draw:stroke="none" svg:stroke-color="#000000" draw:fill="none" draw:fill-color="#ffffff" draw:textarea-horizontal-align="left" draw:auto-grow-height="true" draw:auto-grow-width="true" fo:min-height="3.531cm" fo:min-width="13.951cm"/>
    </style:style>
    <style:style style:name="pr1" style:family="presentation" style:parent-style-name="Standard-title">
      <style:graphic-properties fo:min-height="1.763cm"/>
    </style:style>
    <style:style style:name="pr2" style:family="presentation" style:parent-style-name="Standard-subtitle">
      <style:graphic-properties draw:fill-color="#ffffff" fo:min-height="10.086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subtitle">
      <style:graphic-properties draw:fill-color="#ffffff" draw:textarea-vertical-align="top" fo:min-height="8.452cm"/>
    </style:style>
    <style:style style:name="pr7" style:family="presentation" style:parent-style-name="Standard-subtitle">
      <style:graphic-properties draw:fill-color="#ffffff" draw:textarea-vertical-align="top" draw:auto-grow-height="true" fo:min-height="1.586cm"/>
    </style:style>
    <style:style style:name="pr8" style:family="presentation" style:parent-style-name="Standard-title">
      <style:graphic-properties draw:textarea-vertical-align="top" fo:min-height="1.763cm"/>
    </style:style>
    <style:style style:name="co1" style:family="table-column">
      <style:table-column-properties style:column-width="12.905cm" style:use-optimal-column-width="false"/>
    </style:style>
    <style:style style:name="ro1" style:family="table-row">
      <style:table-row-properties style:row-height="1.317cm"/>
    </style:style>
    <style:style style:name="ce1" style:family="table-cell">
      <style:text-properties fo:font-size="15pt" style:font-size-asian="15pt" style:font-size-complex="15pt"/>
    </style:style>
    <style:style style:name="P1" style:family="paragraph">
      <style:paragraph-properties fo:text-align="start"/>
      <style:text-properties fo:font-size="15pt" style:font-size-asian="15pt" style:font-size-complex="15pt"/>
    </style:style>
    <style:style style:name="P2" style:family="paragraph">
      <style:text-properties fo:font-size="15pt" style:font-size-asian="15pt" style:font-size-complex="15pt"/>
    </style:style>
    <style:style style:name="P3" style:family="paragraph">
      <loext:graphic-properties draw:fill-color="#ffffff"/>
    </style:style>
    <style:style style:name="P4" style:family="paragraph">
      <style:paragraph-properties fo:text-align="start"/>
      <style:text-properties fo:font-size="18pt" style:font-size-asian="14pt" style:font-size-complex="14pt"/>
    </style:style>
    <style:style style:name="P5" style:family="paragraph">
      <style:paragraph-properties fo:text-align="end"/>
      <style:text-properties fo:font-size="18pt" style:font-size-asian="14pt" style:font-size-complex="14pt"/>
    </style:style>
    <style:style style:name="P6" style:family="paragraph">
      <style:paragraph-properties fo:text-align="start"/>
    </style:style>
    <style:style style:name="P7" style:family="paragraph">
      <style:paragraph-properties fo:margin-top="0.42cm" fo:margin-bottom="0.35cm" fo:text-align="start"/>
    </style:style>
    <style:style style:name="P8" style:family="paragraph">
      <loext:graphic-properties draw:fill-color="#ffffff"/>
      <style:paragraph-properties fo:text-align="start"/>
      <style:text-properties fo:font-size="32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paragraph-properties fo:margin-left="0cm" fo:margin-right="0cm" fo:text-align="start" fo:text-indent="0cm"/>
    </style:style>
    <style:style style:name="P12" style:family="paragraph">
      <loext:graphic-properties draw:fill-color="#ffffff"/>
      <style:paragraph-properties fo:margin-left="0cm" fo:margin-right="0cm" fo:text-align="start" fo:text-indent="0cm"/>
    </style:style>
    <style:style style:name="P13" style:family="paragraph">
      <style:paragraph-properties fo:text-align="center"/>
    </style:style>
    <style:style style:name="P14" style:family="paragraph">
      <loext:graphic-properties draw:fill-color="#ff99ff"/>
      <style:paragraph-properties fo:text-align="center"/>
    </style:style>
    <style:style style:name="P15" style:family="paragraph">
      <loext:graphic-properties draw:fill="none"/>
      <style:paragraph-properties fo:text-align="center"/>
    </style:style>
    <style:style style:name="P16" style:family="paragraph">
      <loext:graphic-properties draw:fill-color="#00cc33"/>
      <style:paragraph-properties fo:text-align="center"/>
    </style:style>
    <style:style style:name="P17" style:family="paragraph">
      <loext:graphic-properties draw:fill-color="#ffffff"/>
      <style:paragraph-properties fo:margin-left="0cm" fo:margin-right="0cm" fo:text-align="start" fo:text-indent="0cm"/>
      <style:text-properties fo:font-size="32pt"/>
    </style:style>
    <style:style style:name="P18" style:family="paragraph">
      <loext:graphic-properties draw:fill="none" draw:fill-color="#ffffff"/>
      <style:text-properties fo:font-size="18pt"/>
    </style:style>
    <style:style style:name="P19" style:family="paragraph">
      <loext:graphic-properties draw:fill-color="#ccff99"/>
      <style:paragraph-properties fo:text-align="center"/>
    </style:style>
    <style:style style:name="P20" style:family="paragraph">
      <loext:graphic-properties draw:fill-color="#99ffff"/>
      <style:paragraph-properties fo:text-align="center"/>
    </style:style>
    <style:style style:name="P21" style:family="paragraph">
      <loext:graphic-properties draw:fill-color="#ff99ff"/>
      <style:paragraph-properties fo:text-align="center"/>
      <style:text-properties fo:font-size="16pt" style:font-size-asian="16pt" style:font-size-complex="1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font-size="13pt" style:font-size-asian="13pt" style:font-size-complex="13pt"/>
    </style:style>
    <style:style style:name="P24" style:family="paragraph">
      <loext:graphic-properties draw:fill-color="#ccff99"/>
      <style:paragraph-properties fo:text-align="center"/>
      <style:text-properties fo:font-size="16pt" style:font-size-asian="16pt" style:font-size-complex="16pt"/>
    </style:style>
    <style:style style:name="P25" style:family="paragraph">
      <loext:graphic-properties draw:fill-color="#99ffff"/>
      <style:paragraph-properties fo:text-align="center"/>
      <style:text-properties fo:font-size="16pt" style:font-size-asian="16pt" style:font-size-complex="16pt"/>
    </style:style>
    <style:style style:name="P26" style:family="paragraph">
      <loext:graphic-properties draw:fill-color="#99ffff"/>
      <style:paragraph-properties fo:text-align="center"/>
      <style:text-properties fo:font-size="14pt" style:font-size-asian="14pt" style:font-size-complex="14pt"/>
    </style:style>
    <style:style style:name="P27" style:family="paragraph">
      <loext:graphic-properties draw:fill="none" draw:fill-color="#ff99ff"/>
      <style:paragraph-properties fo:text-align="center"/>
    </style:style>
    <style:style style:name="P28" style:family="paragraph">
      <loext:graphic-properties draw:fill="none" draw:fill-color="#ffffff"/>
      <style:text-properties fo:font-size="24pt" style:font-size-asian="24pt" style:font-size-complex="24pt"/>
    </style:style>
    <style:style style:name="P29" style:family="paragraph">
      <style:paragraph-properties fo:text-align="center"/>
      <style:text-properties fo:font-size="12pt" fo:font-weight="bold" style:font-weight-asian="bold" style:font-weight-complex="bold"/>
    </style:style>
    <style:style style:name="P30" style:family="paragraph">
      <loext:graphic-properties draw:fill-color="#99ffff"/>
      <style:paragraph-properties fo:text-align="start"/>
      <style:text-properties fo:font-size="12pt" style:font-size-asian="12pt" style:font-size-complex="12pt"/>
    </style:style>
    <style:style style:name="P31" style:family="paragraph">
      <loext:graphic-properties draw:fill="none" draw:fill-color="#ffffff"/>
      <style:paragraph-properties fo:text-align="center"/>
      <style:text-properties fo:font-size="12pt"/>
    </style:style>
    <style:style style:name="P32" style:family="paragraph">
      <loext:graphic-properties draw:fill-color="#ff3333"/>
      <style:paragraph-properties fo:text-align="center"/>
      <style:text-properties fo:font-size="12pt" style:font-size-asian="14pt" style:font-size-complex="14pt"/>
    </style:style>
    <style:style style:name="P33" style:family="paragraph">
      <loext:graphic-properties draw:fill-color="#99ff66"/>
      <style:paragraph-properties fo:text-align="center"/>
      <style:text-properties fo:font-size="14pt"/>
    </style:style>
    <style:style style:name="P34" style:family="paragraph">
      <loext:graphic-properties draw:fill-color="#ccff66"/>
      <style:paragraph-properties fo:text-align="center"/>
      <style:text-properties fo:font-size="12pt" fo:font-weight="bold" style:font-weight-asian="bold" style:font-weight-complex="bold"/>
    </style:style>
    <style:style style:name="P35"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6" style:family="paragraph">
      <loext:graphic-properties draw:fill-color="#0066ff"/>
      <style:paragraph-properties fo:text-align="center"/>
      <style:text-properties fo:font-size="12pt" style:font-size-asian="16pt" style:font-size-complex="16pt"/>
    </style:style>
    <style:style style:name="P37" style:family="paragraph">
      <loext:graphic-properties draw:fill-color="#cc66ff"/>
      <style:paragraph-properties fo:text-align="center"/>
      <style:text-properties fo:font-size="12pt" style:font-size-asian="16pt" style:font-size-complex="16pt"/>
    </style:style>
    <style:style style:name="P38" style:family="paragraph">
      <loext:graphic-properties draw:fill-color="#0000ff"/>
      <style:paragraph-properties fo:text-align="center"/>
      <style:text-properties fo:font-size="12pt" style:font-size-asian="16pt" style:font-size-complex="16pt"/>
    </style:style>
    <style:style style:name="P39" style:family="paragraph">
      <loext:graphic-properties draw:fill-color="#9999ff"/>
      <style:paragraph-properties fo:text-align="center"/>
      <style:text-properties fo:font-size="12pt" style:font-size-asian="16pt" style:font-size-complex="16pt"/>
    </style:style>
    <style:style style:name="P40"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41" style:family="paragraph">
      <style:text-properties fo:font-size="15pt"/>
    </style:style>
    <style:style style:name="P42" style:family="paragraph">
      <loext:graphic-properties draw:fill="none" draw:fill-color="#ffffff"/>
      <style:text-properties fo:font-size="15pt"/>
    </style:style>
    <style:style style:name="P43" style:family="paragraph">
      <style:paragraph-properties fo:text-align="center"/>
      <style:text-properties fo:font-size="12pt" style:font-size-asian="12pt" style:font-size-complex="12pt"/>
    </style:style>
    <style:style style:name="P44" style:family="paragraph">
      <loext:graphic-properties draw:fill-color="#cccccc"/>
      <style:paragraph-properties fo:text-align="center"/>
      <style:text-properties fo:font-size="12pt" style:font-size-asian="12pt" style:font-size-complex="12pt"/>
    </style:style>
    <style:style style:name="P45" style:family="paragraph">
      <loext:graphic-properties draw:fill="none"/>
      <style:paragraph-properties fo:text-align="center"/>
      <style:text-properties fo:font-size="13pt" style:font-size-asian="13pt" style:font-size-complex="13pt"/>
    </style:style>
    <style:style style:name="P46" style:family="paragraph">
      <loext:graphic-properties draw:fill-color="#ff99ff"/>
      <style:paragraph-properties fo:text-align="center"/>
      <style:text-properties fo:color="#000000" fo:font-size="14pt" style:font-size-asian="14pt" style:font-size-complex="14pt"/>
    </style:style>
    <style:style style:name="P47" style:family="paragraph">
      <loext:graphic-properties draw:fill="none" draw:fill-color="#ffffff"/>
      <style:paragraph-properties fo:text-align="center"/>
    </style:style>
    <style:style style:name="P48" style:family="paragraph">
      <style:text-properties fo:font-size="12pt" fo:font-weight="bold" style:font-weight-asian="bold" style:font-weight-complex="bold"/>
    </style:style>
    <style:style style:name="P49" style:family="paragraph">
      <loext:graphic-properties draw:fill="none" draw:fill-color="#ffffff"/>
      <style:text-properties fo:font-size="12pt" fo:font-weight="bold" style:font-weight-asian="bold" style:font-weight-complex="bold"/>
    </style:style>
    <style:style style:name="P50" style:family="paragraph">
      <style:text-properties fo:font-size="12pt" fo:font-weight="normal" style:font-weight-asian="normal" style:font-weight-complex="normal"/>
    </style:style>
    <style:style style:name="P51" style:family="paragraph">
      <loext:graphic-properties draw:fill-color="#ff3333"/>
      <style:paragraph-properties fo:text-align="center"/>
      <style:text-properties fo:font-size="12pt" fo:font-weight="normal" style:font-size-asian="14pt" style:font-weight-asian="normal" style:font-size-complex="14pt" style:font-weight-complex="normal"/>
    </style:style>
    <style:style style:name="P52" style:family="paragraph">
      <loext:graphic-properties draw:fill-color="#cc66ff"/>
      <style:paragraph-properties fo:text-align="center"/>
      <style:text-properties fo:font-size="12pt" style:font-size-asian="12pt" style:font-size-complex="12pt"/>
    </style:style>
    <style:style style:name="P53" style:family="paragraph">
      <style:text-properties fo:font-size="12pt" style:font-size-asian="12pt" style:font-size-complex="12pt"/>
    </style:style>
    <style:style style:name="P54" style:family="paragraph">
      <loext:graphic-properties draw:fill-color="#ff3333"/>
      <style:paragraph-properties fo:text-align="center"/>
      <style:text-properties fo:font-size="12pt" style:font-size-asian="12pt" style:font-size-complex="12pt"/>
    </style:style>
    <style:style style:name="P55" style:family="paragraph">
      <loext:graphic-properties draw:fill-color="#ff99ff"/>
      <style:paragraph-properties fo:text-align="center"/>
      <style:text-properties fo:font-size="12pt" style:font-size-asian="12pt" style:font-size-complex="12pt"/>
    </style:style>
    <style:style style:name="P56" style:family="paragraph">
      <style:text-properties fo:font-size="12pt"/>
    </style:style>
    <style:style style:name="P57" style:family="paragraph">
      <loext:graphic-properties draw:fill="none" draw:fill-color="#ffffff"/>
      <style:text-properties fo:font-size="12pt"/>
    </style:style>
    <style:style style:name="P58" style:family="paragraph">
      <loext:graphic-properties draw:fill="solid" draw:fill-color="#cccccc"/>
      <style:paragraph-properties fo:text-align="center"/>
    </style:style>
    <style:style style:name="P59" style:family="paragraph">
      <style:text-properties fo:font-size="14pt"/>
    </style:style>
    <style:style style:name="P60" style:family="paragraph">
      <loext:graphic-properties draw:fill="none" draw:fill-color="#ffffff"/>
      <style:text-properties fo:font-size="14pt"/>
    </style:style>
    <style:style style:name="P61" style:family="paragraph">
      <style:paragraph-properties fo:text-align="start"/>
      <style:text-properties fo:font-size="32pt" style:font-size-asian="32pt" style:font-size-complex="32pt"/>
    </style:style>
    <style:style style:name="T1" style:family="text">
      <style:text-properties fo:font-size="15pt" style:font-size-asian="15pt" style:font-size-complex="15pt"/>
    </style:style>
    <style:style style:name="T2" style:family="text">
      <style:text-properties style:font-size-asian="14pt" style:font-size-complex="14pt"/>
    </style:style>
    <style:style style:name="T3" style:family="text">
      <style:text-properties fo:font-size="20pt" style:font-size-asian="20pt" style:font-size-complex="20pt"/>
    </style:style>
    <style:style style:name="T4" style:family="text">
      <style:text-properties fo:font-size="32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24pt" style:font-size-asian="24pt" style:font-size-complex="24pt"/>
    </style:style>
    <style:style style:name="T10" style:family="text">
      <style:text-properties fo:font-size="12pt" fo:font-weight="bold" style:font-weight-asian="bold"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style>
    <style:style style:name="T14" style:family="text">
      <style:text-properties fo:font-size="12pt" style:font-size-asian="14pt" style:font-size-complex="14pt"/>
    </style:style>
    <style:style style:name="T15" style:family="text">
      <style:text-properties fo:font-size="14pt"/>
    </style:style>
    <style:style style:name="T16" style:family="text">
      <style:text-properties fo:color="#3333ff" fo:font-size="12pt" fo:font-weight="bold" style:font-weight-asian="bold" style:font-weight-complex="bold"/>
    </style:style>
    <style:style style:name="T17" style:family="text">
      <style:text-properties fo:color="#3333ff" fo:font-size="12pt" fo:font-weight="bold" style:font-size-asian="16pt" style:font-weight-asian="bold" style:font-size-complex="16pt" style:font-weight-complex="bold"/>
    </style:style>
    <style:style style:name="T18" style:family="text">
      <style:text-properties fo:font-size="12pt" fo:font-weight="bold" style:font-size-asian="16pt" style:font-weight-asian="bold" style:font-size-complex="16pt" style:font-weight-complex="bold"/>
    </style:style>
    <style:style style:name="T19" style:family="text">
      <style:text-properties fo:font-size="12pt" style:font-size-asian="16pt" style:font-size-complex="16pt"/>
    </style:style>
    <style:style style:name="T20" style:family="text">
      <style:text-properties fo:color="#ff0000" fo:font-size="12pt" fo:font-weight="bold" style:font-size-asian="16pt" style:font-weight-asian="bold" style:font-size-complex="16pt" style:font-weight-complex="bold"/>
    </style:style>
    <style:style style:name="T21" style:family="text">
      <style:text-properties fo:color="#ff0000" fo:font-size="18pt" fo:font-weight="bold" style:font-size-asian="18pt" style:font-weight-asian="bold" style:font-size-complex="18pt" style:font-weight-complex="bold"/>
    </style:style>
    <style:style style:name="T22" style:family="text">
      <style:text-properties fo:font-size="12pt" fo:font-weight="bold" style:font-size-asian="14pt" style:font-weight-asian="bold" style:font-size-complex="14pt" style:font-weight-complex="bold"/>
    </style:style>
    <style:style style:name="T23" style:family="text">
      <style:text-properties fo:color="#0000ff" fo:font-size="14pt" fo:font-weight="bold" style:font-size-asian="14pt" style:font-weight-asian="bold" style:font-size-complex="14pt" style:font-weight-complex="bold"/>
    </style:style>
    <style:style style:name="T24" style:family="text">
      <style:text-properties fo:font-size="12pt" fo:font-weight="normal" style:font-size-asian="14pt" style:font-weight-asian="normal" style:font-size-complex="14pt" style:font-weight-complex="normal"/>
    </style:style>
    <style:style style:name="T25" style:family="text">
      <style:text-properties fo:font-size="11pt" style:font-size-asian="11pt" style:font-size-complex="11pt"/>
    </style:style>
    <style:style style:name="T26" style:family="text">
      <style:text-properties fo:color="#000000" fo:font-size="14pt" style:font-size-asian="14pt" style:font-size-complex="14pt"/>
    </style:style>
    <style:style style:name="T27" style:family="text">
      <style:text-properties fo:font-weight="bold" style:font-weight-asian="bold" style:font-weight-complex="bold"/>
    </style:style>
    <style:style style:name="T28" style:family="text">
      <style:text-properties fo:font-size="13pt" fo:font-weight="bold" style:font-size-asian="13pt" style:font-weight-asian="bold" style:font-size-complex="13pt" style:font-weight-complex="bold"/>
    </style:style>
    <style:style style:name="T29" style:family="text">
      <style:text-properties fo:color="#ff0000" fo:font-size="13pt" fo:font-weight="bold" style:font-size-asian="13pt" style:font-weight-asian="bold" style:font-size-complex="13pt" style:font-weight-complex="bold"/>
    </style:style>
    <style:style style:name="T30" style:family="text">
      <style:text-properties fo:color="#ff0000" fo:font-size="13pt" style:font-size-asian="13pt" style:font-size-complex="13pt"/>
    </style:style>
    <style:style style:name="T31" style:family="text">
      <style:text-properties fo:color="#ff0000" fo:font-size="14pt" style:font-size-asian="14pt" style:font-size-complex="14pt"/>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color="#330099" fo:font-size="12pt" fo:font-weight="bold" style:font-size-asian="12pt" style:font-weight-asian="bold" style:font-size-complex="12pt" style:font-weight-complex="bold"/>
    </style:style>
    <style:style style:name="T35" style:family="text">
      <style:text-properties fo:color="#ff66ff" fo:font-size="12pt" fo:font-weight="bold" style:font-size-asian="12pt" style:font-weight-asian="bold" style:font-size-complex="12pt" style:font-weight-complex="bold"/>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color="#000000" fo:font-size="12pt" fo:font-weight="bold" style:font-size-asian="12pt" style:font-weight-asian="bold" style:font-size-complex="12pt" style:font-weight-complex="bold"/>
    </style:style>
    <style:style style:name="T38" style:family="text">
      <style:text-properties fo:color="#0000ff" fo:font-size="13pt" fo:font-weight="bold" style:font-size-asian="13pt" style:font-weight-asian="bold" style:font-size-complex="13pt" style:font-weight-complex="bold"/>
    </style:style>
    <style:style style:name="T39" style:family="text">
      <style:text-properties style:font-size-asian="15pt" style:font-size-complex="15pt"/>
    </style:style>
    <style:style style:name="T40" style:family="text">
      <style:text-properties fo:font-size="13pt" fo:font-weight="normal" style:font-size-asian="13pt" style:font-weight-asian="normal" style:font-size-complex="13pt" style:font-weight-complex="normal"/>
    </style:style>
    <style:style style:name="T41" style:family="text">
      <style:text-properties fo:color="#ff0000" fo:font-size="12pt" fo:font-weight="bold" style:font-size-asian="12pt" style:font-weight-asian="bold" style:font-size-complex="12pt" style:font-weight-complex="bold"/>
    </style:style>
    <style:style style:name="T42" style:family="text">
      <style:text-properties fo:font-size="32pt" style:font-size-asian="32pt" style:font-size-complex="32pt"/>
    </style:style>
    <style:style style:name="T43"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1.763cm" svg:x="2cm" svg:y="0.837cm" presentation:class="title" presentation:user-transformed="true">
          <draw:text-box>
            <text:p text:style-name="P1"><text:span text:style-name="T1">SMB215</text:span></text:p>
          </draw:text-box>
        </draw:frame>
        <draw:frame presentation:style-name="pr2" draw:text-style-name="P3" draw:layer="layout" svg:width="25.199cm" svg:height="10.086cm" svg:x="1.6cm" svg:y="4.914cm" presentation:class="subtitle" presentation:user-transformed="true">
          <draw:text-box>
            <text:p>Déploiement d’applications réparties avec Docker</text:p>
          </draw:text-box>
        </draw:frame>
        <draw:frame presentation:style-name="pr1" draw:text-style-name="P4" draw:layer="layout" svg:width="6.599cm" svg:height="1.763cm" svg:x="1.901cm" svg:y="18cm" presentation:class="title" presentation:user-transformed="true">
          <draw:text-box>
            <text:p text:style-name="P4"><text:span text:style-name="T2">Charles Huber</text:span></text:p>
          </draw:text-box>
        </draw:frame>
        <draw:frame presentation:style-name="pr1" draw:text-style-name="P5" draw:layer="layout" svg:width="6.599cm" svg:height="1.763cm" svg:x="19.602cm" svg:y="18.001cm" presentation:class="title" presentation:user-transformed="true">
          <draw:text-box>
            <text:p text:style-name="P5"><text:span text:style-name="T2">2016/2017</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text:p>
          </draw:text-box>
        </draw:frame>
        <draw:frame presentation:style-name="pr5" draw:layer="layout" svg:width="25.199cm" svg:height="12.179cm" svg:x="1.4cm" svg:y="6.214cm" presentation:class="outline" presentation:user-transformed="true">
          <draw:text-box>
            <text:list text:style-name="L2">
              <text:list-item>
                <text:p>Qu’est-ce qu’un conteneur</text:p>
                <text:p/>
              </text:list-item>
              <text:list-item>
                <text:p>Les principes de base de Docker</text:p>
                <text:p/>
              </text:list-item>
              <text:list-item>
                <text:p>Gérer et déployer des services aux sein d’un cluster</text:p>
                <text:p/>
              </text:list-item>
              <text:list-item>
                <text:p>Gérer ses machines docker sur le cloud</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6" draw:text-style-name="P8" draw:layer="layout" svg:width="13.4cm" svg:height="8.452cm" svg:x="1.2cm" svg:y="5.714cm" presentation:class="subtitle" presentation:user-transformed="true">
          <draw:text-box>
            <text:p text:style-name="P6"><text:span text:style-name="T3">Cgroups sous-systèmes (/sys/fs/cgroup/):</text:span></text:p>
            <text:p text:style-name="P7"><text:span text:style-name="T1">memory </text:span></text:p>
            <text:p text:style-name="P7"><text:span text:style-name="T1">CPU </text:span></text:p>
            <text:p text:style-name="P7"><text:span text:style-name="T1">block I/O </text:span></text:p>
            <text:p text:style-name="P7"><text:span text:style-name="T1">Network</text:span></text:p>
            <text:p text:style-name="P7"><text:span text:style-name="T1">cpuset </text:span></text:p>
            <text:p text:style-name="P7"><text:span text:style-name="T1">…</text:span><text:span text:style-name="T1">.</text:span></text:p>
            <text:p text:style-name="P6"><text:span text:style-name="T4"/></text:p>
          </draw:text-box>
        </draw:frame>
        <draw:frame presentation:style-name="pr6" draw:text-style-name="P8" draw:layer="layout" svg:width="9.2cm" svg:height="8.452cm" svg:x="17.1cm" svg:y="5.72cm">
          <draw:text-box>
            <text:p text:style-name="P6"><text:span text:style-name="T3">Namespaces (/proc/[pid]/ns):</text:span></text:p>
            <text:p text:style-name="P7"><text:span text:style-name="T1">pid</text:span></text:p>
            <text:p text:style-name="P7"><text:span text:style-name="T1">net</text:span></text:p>
            <text:p text:style-name="P7"><text:span text:style-name="T1">mnt</text:span></text:p>
            <text:p text:style-name="P7"><text:span text:style-name="T1">uts</text:span></text:p>
            <text:p text:style-name="P7"><text:span text:style-name="T1">ipc</text:span></text:p>
            <text:p text:style-name="P7"><text:span text:style-name="T1">user</text:span></text:p>
            <text:p text:style-name="P6"><text:span text:style-name="T4"/></text:p>
          </draw:text-box>
        </draw:frame>
        <draw:frame draw:style-name="gr2" draw:text-style-name="P9" draw:layer="layout" svg:width="26.808cm" svg:height="3.095cm" svg:x="0.492cm" svg:y="0.938cm">
          <draw:text-box>
            <text:p>La gestion des conteneurs est une fonctionnalité associée au noyau Linux,</text:p>
            <text:p>depuis la version 2.6.24 (2008).</text:p>
            <text:p/>
            <text:p>Les containers sont construits à partir de groupes de contrôles et d’espaces de noms :</text:p>
          </draw:text-box>
        </draw:frame>
        <draw:frame draw:style-name="gr3" draw:text-style-name="P9"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7" draw:text-style-name="P12" draw:layer="layout" svg:width="25.199cm" svg:height="1.586cm" svg:x="1.4cm" svg:y="1.014cm" presentation:class="subtitle" presentation:user-transformed="true">
          <draw:text-box>
            <text:p text:style-name="P11">Les cgroups sont organisés en hiérarchie :</text:p>
          </draw:text-box>
        </draw:frame>
        <draw:custom-shape draw:style-name="gr4" draw:text-style-name="P14" draw:layer="layout" svg:width="3cm" svg:height="1cm" svg:x="3.6cm" svg:y="3.8cm">
          <text:p text:style-name="P13">CPU</text:p>
          <draw:enhanced-geometry svg:viewBox="0 0 21600 21600" draw:type="rectangle" draw:enhanced-path="M 0 0 L 21600 0 21600 21600 0 21600 0 0 Z N"/>
        </draw:custom-shape>
        <draw:custom-shape draw:style-name="gr5" draw:text-style-name="P14" draw:layer="layout" svg:width="3.2cm" svg:height="1cm" svg:x="8cm" svg:y="3.8cm">
          <text:p text:style-name="P13">memory</text:p>
          <draw:enhanced-geometry svg:viewBox="0 0 21600 21600" draw:type="rectangle" draw:enhanced-path="M 0 0 L 21600 0 21600 21600 0 21600 0 0 Z N"/>
        </draw:custom-shape>
        <draw:custom-shape draw:style-name="gr4" draw:text-style-name="P14" draw:layer="layout" svg:width="3cm" svg:height="1cm" svg:x="16.6cm" svg:y="3.8cm">
          <text:p text:style-name="P13">net_ctl</text:p>
          <draw:enhanced-geometry svg:viewBox="0 0 21600 21600" draw:type="rectangle" draw:enhanced-path="M 0 0 L 21600 0 21600 21600 0 21600 0 0 Z N"/>
        </draw:custom-shape>
        <draw:custom-shape draw:style-name="gr6" draw:text-style-name="P13" draw:layer="layout" svg:width="4.8cm" svg:height="1.8cm" svg:x="4.9cm" svg:y="6.2cm">
          <text:p text:style-name="P13">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4.8cm" svg:height="1.8cm" svg:x="15.7cm" svg:y="6.3cm">
          <text:p text:style-name="P13">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6.4cm" svg:height="1.8cm" svg:x="1.4cm" svg:y="9.4cm">
          <text:p text:style-name="P13">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5cm" svg:height="1.8cm" svg:x="20.7cm" svg:y="9.5cm">
          <text:p text:style-name="P13">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4.6cm" svg:y="9.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4.601cm" svg:y="9.60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9.4cm" svg:y="9.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2.8cm" svg:height="1.8cm" svg:x="1.2cm" svg:y="12.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5" draw:layer="layout" svg:x1="17.4cm" svg:y1="8.1cm" svg:x2="16.6cm" svg:y2="9.6cm">
          <text:p/>
        </draw:line>
        <draw:line draw:style-name="gr10" draw:text-style-name="P15" draw:layer="layout" svg:x1="3.084cm" svg:y1="11.2cm" svg:x2="2.6cm" svg:y2="12.4cm">
          <text:p/>
        </draw:line>
        <draw:line draw:style-name="gr10" draw:text-style-name="P15" draw:layer="layout" svg:x1="5.8cm" svg:y1="7.8cm" svg:x2="4.4cm" svg:y2="9.4cm">
          <text:p/>
        </draw:line>
        <draw:line draw:style-name="gr10" draw:text-style-name="P15" draw:layer="layout" svg:x1="9cm" svg:y1="7.8cm" svg:x2="10.2cm" svg:y2="9.4cm">
          <text:p/>
        </draw:line>
        <draw:line draw:style-name="gr10" draw:text-style-name="P15" draw:layer="layout" svg:x1="18.2cm" svg:y1="4.8cm" svg:x2="18.2cm" svg:y2="6.3cm">
          <text:p/>
        </draw:line>
        <draw:line draw:style-name="gr10" draw:text-style-name="P15" draw:layer="layout" svg:x1="20cm" svg:y1="7.8cm" svg:x2="21.8cm" svg:y2="9.6cm">
          <text:p/>
        </draw:line>
        <draw:line draw:style-name="gr10" draw:text-style-name="P15" draw:layer="layout" svg:x1="5.224cm" svg:y1="4.8cm" svg:x2="6.2cm" svg:y2="6.2cm">
          <text:p/>
        </draw:line>
        <draw:line draw:style-name="gr10" draw:text-style-name="P15" draw:layer="layout" svg:x1="9.6cm" svg:y1="4.8cm" svg:x2="8.6cm" svg:y2="6.2cm">
          <text:p/>
        </draw:line>
        <draw:custom-shape draw:style-name="gr11" draw:text-style-name="P16" draw:layer="layout" svg:width="4cm" svg:height="1.8cm" svg:x="11.4cm" svg:y="12.7cm">
          <text:p text:style-name="P13">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5" draw:layer="layout" svg:x1="11.8cm" svg:y1="13.2cm" svg:x2="7.4cm" svg:y2="11cm">
          <text:p/>
        </draw:line>
        <draw:line draw:style-name="gr10" draw:text-style-name="P15" draw:layer="layout" svg:x1="15cm" svg:y1="13.2cm" svg:x2="20.7cm" svg:y2="10.8cm">
          <text:p/>
        </draw:line>
        <draw:frame draw:style-name="gr12" draw:text-style-name="P9"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Les espaces de nom isolent les containers</text:span></text:p>
          </draw:text-box>
        </draw:frame>
        <draw:frame draw:style-name="gr13" draw:text-style-name="P18" draw:layer="layout" svg:width="23.591cm" svg:height="4.517cm" svg:x="1.8cm" svg:y="15.4cm">
          <draw:text-box>
            <text:p><text:span text:style-name="T5">Plusieurs applications contenues dans des distributions Linux différentes, qui sont </text:span></text:p>
            <text:p><text:span text:style-name="T5">complètement isolées les unes des autres, mais qui partagent le même noyau </text:span></text:p>
            <text:p><text:span text:style-name="T5">Linux.</text:span></text:p>
            <text:p><text:span text:style-name="T5"/></text:p>
            <text:p><text:span text:style-name="T5">La mise en place d’une passerelle réseau au sein du système hôte peut </text:span></text:p>
            <text:p><text:span text:style-name="T5">permettre leur communication.</text:span></text:p>
          </draw:text-box>
        </draw:frame>
        <draw:custom-shape draw:style-name="gr14" draw:text-style-name="P13" draw:layer="layout" svg:width="25.3cm" svg:height="1.8cm" svg:x="1.4cm" svg:y="13.2cm">
          <text:p text:style-name="P13">KERNEL HÔTE</text:p>
          <draw:enhanced-geometry svg:viewBox="0 0 21600 21600" draw:type="rectangle" draw:enhanced-path="M 0 0 L 21600 0 21600 21600 0 21600 0 0 Z N"/>
        </draw:custom-shape>
        <draw:custom-shape draw:style-name="gr15" draw:text-style-name="P14" draw:layer="layout" svg:width="8.3cm" svg:height="6.6cm" svg:x="1.4cm" svg:y="3.1cm">
          <text:p text:style-name="P13">Debian</text:p>
          <draw:enhanced-geometry svg:viewBox="0 0 21600 21600" draw:type="rectangle" draw:enhanced-path="M 0 0 L 21600 0 21600 21600 0 21600 0 0 Z N"/>
        </draw:custom-shape>
        <draw:custom-shape draw:style-name="gr16" draw:text-style-name="P19" draw:layer="layout" svg:width="8.2cm" svg:height="6.6cm" svg:x="10.1cm" svg:y="3.1cm">
          <text:p text:style-name="P13">Alpine</text:p>
          <draw:enhanced-geometry svg:viewBox="0 0 21600 21600" draw:type="rectangle" draw:enhanced-path="M 0 0 L 21600 0 21600 21600 0 21600 0 0 Z N"/>
        </draw:custom-shape>
        <draw:custom-shape draw:style-name="gr17" draw:text-style-name="P20" draw:layer="layout" svg:width="8.1cm" svg:height="6.6cm" svg:x="18.6cm" svg:y="3.1cm">
          <text:p text:style-name="P13">Debian</text:p>
          <draw:enhanced-geometry svg:viewBox="0 0 21600 21600" draw:type="rectangle" draw:enhanced-path="M 0 0 L 21600 0 21600 21600 0 21600 0 0 Z N"/>
        </draw:custom-shape>
        <draw:custom-shape draw:style-name="gr18" draw:text-style-name="P21" draw:layer="layout" svg:width="2.2cm" svg:height="0.8cm" svg:x="1.4cm" svg:y="10cm">
          <text:p text:style-name="P13"><text:span text:style-name="T6">PID 1</text:span></text:p>
          <draw:enhanced-geometry svg:viewBox="0 0 21600 21600" draw:type="rectangle" draw:enhanced-path="M 0 0 L 21600 0 21600 21600 0 21600 0 0 Z N"/>
        </draw:custom-shape>
        <draw:custom-shape draw:style-name="gr19" draw:text-style-name="P21" draw:layer="layout" svg:width="1.5cm" svg:height="0.8cm" svg:x="3.9cm" svg:y="10cm">
          <text:p text:style-name="P13"><text:span text:style-name="T6">/</text:span></text:p>
          <draw:enhanced-geometry svg:viewBox="0 0 21600 21600" draw:type="rectangle" draw:enhanced-path="M 0 0 L 21600 0 21600 21600 0 21600 0 0 Z N"/>
        </draw:custom-shape>
        <draw:custom-shape draw:style-name="gr19" draw:text-style-name="P21" draw:layer="layout" svg:width="1.5cm" svg:height="0.8cm" svg:x="5.7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4cm" svg:y="11cm">
          <text:p text:style-name="P13"><text:span text:style-name="T6">PID X</text:span></text:p>
          <draw:enhanced-geometry svg:viewBox="0 0 21600 21600" draw:type="rectangle" draw:enhanced-path="M 0 0 L 21600 0 21600 21600 0 21600 0 0 Z N"/>
        </draw:custom-shape>
        <draw:custom-shape draw:style-name="gr21" draw:text-style-name="P22" draw:layer="layout" svg:width="1.5cm" svg:height="2cm" svg:x="3.9cm" svg:y="11cm">
          <text:p text:style-name="P13"><text:span text:style-name="T6">.../ct1</text:span></text:p>
          <draw:enhanced-geometry svg:viewBox="0 0 21600 21600" draw:type="rectangle" draw:enhanced-path="M 0 0 L 21600 0 21600 21600 0 21600 0 0 Z N"/>
        </draw:custom-shape>
        <draw:custom-shape draw:style-name="gr21" draw:text-style-name="P23" draw:layer="layout" svg:width="1.5cm" svg:height="2cm" svg:x="5.7cm" svg:y="11cm">
          <text:p text:style-name="P13"><text:span text:style-name="T7">subuid</text:span></text:p>
          <text:p text:style-name="P13"><text:span text:style-name="T7">X</text:span></text:p>
          <draw:enhanced-geometry svg:viewBox="0 0 21600 21600" draw:type="rectangle" draw:enhanced-path="M 0 0 L 21600 0 21600 21600 0 21600 0 0 Z N"/>
        </draw:custom-shape>
        <draw:custom-shape draw:style-name="gr22" draw:text-style-name="P24" draw:layer="layout" svg:width="2.2cm" svg:height="0.8cm" svg:x="10.1cm" svg:y="10cm">
          <text:p text:style-name="P13"><text:span text:style-name="T6">PID 1</text:span></text:p>
          <draw:enhanced-geometry svg:viewBox="0 0 21600 21600" draw:type="rectangle" draw:enhanced-path="M 0 0 L 21600 0 21600 21600 0 21600 0 0 Z N"/>
        </draw:custom-shape>
        <draw:custom-shape draw:style-name="gr23" draw:text-style-name="P24" draw:layer="layout" svg:width="1.5cm" svg:height="0.8cm" svg:x="12.6cm" svg:y="10cm">
          <text:p text:style-name="P13"><text:span text:style-name="T6">/</text:span></text:p>
          <draw:enhanced-geometry svg:viewBox="0 0 21600 21600" draw:type="rectangle" draw:enhanced-path="M 0 0 L 21600 0 21600 21600 0 21600 0 0 Z N"/>
        </draw:custom-shape>
        <draw:custom-shape draw:style-name="gr23" draw:text-style-name="P24" draw:layer="layout" svg:width="1.5cm" svg:height="0.8cm" svg:x="14.3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0.1cm" svg:y="11cm">
          <text:p text:style-name="P13"><text:span text:style-name="T6">PID Y</text:span></text:p>
          <draw:enhanced-geometry svg:viewBox="0 0 21600 21600" draw:type="rectangle" draw:enhanced-path="M 0 0 L 21600 0 21600 21600 0 21600 0 0 Z N"/>
        </draw:custom-shape>
        <draw:custom-shape draw:style-name="gr24" draw:text-style-name="P25" draw:layer="layout" svg:width="2.2cm" svg:height="0.8cm" svg:x="18.6cm" svg:y="10cm">
          <text:p text:style-name="P13"><text:span text:style-name="T6">PID 1</text:span></text:p>
          <draw:enhanced-geometry svg:viewBox="0 0 21600 21600" draw:type="rectangle" draw:enhanced-path="M 0 0 L 21600 0 21600 21600 0 21600 0 0 Z N"/>
        </draw:custom-shape>
        <draw:custom-shape draw:style-name="gr25" draw:text-style-name="P26" draw:layer="layout" svg:width="1.5cm" svg:height="0.8cm" svg:x="21cm" svg:y="10cm">
          <text:p text:style-name="P13"><text:span text:style-name="T8">/</text:span></text:p>
          <draw:enhanced-geometry svg:viewBox="0 0 21600 21600" draw:type="rectangle" draw:enhanced-path="M 0 0 L 21600 0 21600 21600 0 21600 0 0 Z N"/>
        </draw:custom-shape>
        <draw:custom-shape draw:style-name="gr25" draw:text-style-name="P25" draw:layer="layout" svg:width="1.5cm" svg:height="0.8cm" svg:x="22.7cm" svg:y="10cm">
          <text:p text:style-name="P13"><text:span text:style-name="T6">uid 0</text:span></text:p>
          <draw:enhanced-geometry svg:viewBox="0 0 21600 21600" draw:type="rectangle" draw:enhanced-path="M 0 0 L 21600 0 21600 21600 0 21600 0 0 Z N"/>
        </draw:custom-shape>
        <draw:custom-shape draw:style-name="gr20" draw:text-style-name="P22" draw:layer="layout" svg:width="2.2cm" svg:height="2cm" svg:x="18.6cm" svg:y="11cm">
          <text:p text:style-name="P13"><text:span text:style-name="T6">PID Z</text:span></text:p>
          <draw:enhanced-geometry svg:viewBox="0 0 21600 21600" draw:type="rectangle" draw:enhanced-path="M 0 0 L 21600 0 21600 21600 0 21600 0 0 Z N"/>
        </draw:custom-shape>
        <draw:custom-shape draw:style-name="gr21" draw:text-style-name="P22" draw:layer="layout" svg:width="1.5cm" svg:height="2cm" svg:x="12.6cm" svg:y="11cm">
          <text:p text:style-name="P13"><text:span text:style-name="T6">.../ct2</text:span></text:p>
          <draw:enhanced-geometry svg:viewBox="0 0 21600 21600" draw:type="rectangle" draw:enhanced-path="M 0 0 L 21600 0 21600 21600 0 21600 0 0 Z N"/>
        </draw:custom-shape>
        <draw:custom-shape draw:style-name="gr21" draw:text-style-name="P22" draw:layer="layout" svg:width="1.5cm" svg:height="2cm" svg:x="21cm" svg:y="11cm">
          <text:p text:style-name="P13"><text:span text:style-name="T6">../ct3</text:span></text:p>
          <draw:enhanced-geometry svg:viewBox="0 0 21600 21600" draw:type="rectangle" draw:enhanced-path="M 0 0 L 21600 0 21600 21600 0 21600 0 0 Z N"/>
        </draw:custom-shape>
        <draw:custom-shape draw:style-name="gr21" draw:text-style-name="P22" draw:layer="layout" svg:width="1.5cm" svg:height="2cm" svg:x="14.3cm" svg:y="11cm">
          <text:p text:style-name="P13"><text:span text:style-name="T7">subuid</text:span></text:p>
          <text:p text:style-name="P13"><text:span text:style-name="T7">Y</text:span></text:p>
          <draw:enhanced-geometry svg:viewBox="0 0 21600 21600" draw:type="rectangle" draw:enhanced-path="M 0 0 L 21600 0 21600 21600 0 21600 0 0 Z N"/>
        </draw:custom-shape>
        <draw:custom-shape draw:style-name="gr21" draw:text-style-name="P22" draw:layer="layout" svg:width="1.5cm" svg:height="2cm" svg:x="22.7cm" svg:y="11cm">
          <text:p text:style-name="P13"><text:span text:style-name="T7">subuid</text:span></text:p>
          <text:p text:style-name="P13"><text:span text:style-name="T7">Z</text:span></text:p>
          <draw:enhanced-geometry svg:viewBox="0 0 21600 21600" draw:type="rectangle" draw:enhanced-path="M 0 0 L 21600 0 21600 21600 0 21600 0 0 Z N"/>
        </draw:custom-shape>
        <draw:custom-shape draw:style-name="gr26" draw:text-style-name="P22" draw:layer="layout" svg:width="2.3cm" svg:height="2cm" svg:x="24.4cm" svg:y="11cm">
          <text:p text:style-name="P13"><text:span text:style-name="T6">veth3</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draw:custom-shape draw:style-name="gr18" draw:text-style-name="P21" draw:layer="layout" svg:width="2.2cm" svg:height="0.8cm" svg:x="7.5cm" svg:y="10cm">
          <text:p text:style-name="P13"><text:span text:style-name="T6">eth0x1</text:span></text:p>
          <draw:enhanced-geometry svg:viewBox="0 0 21600 21600" draw:type="rectangle" draw:enhanced-path="M 0 0 L 21600 0 21600 21600 0 21600 0 0 Z N"/>
        </draw:custom-shape>
        <draw:custom-shape draw:style-name="gr27" draw:text-style-name="P24" draw:layer="layout" svg:width="2.3cm" svg:height="0.8cm" svg:x="16cm" svg:y="10cm">
          <text:p text:style-name="P13"><text:span text:style-name="T6">eth0x2</text:span></text:p>
          <draw:enhanced-geometry svg:viewBox="0 0 21600 21600" draw:type="rectangle" draw:enhanced-path="M 0 0 L 21600 0 21600 21600 0 21600 0 0 Z N"/>
        </draw:custom-shape>
        <draw:custom-shape draw:style-name="gr28" draw:text-style-name="P25" draw:layer="layout" svg:width="2.3cm" svg:height="0.8cm" svg:x="24.4cm" svg:y="10cm">
          <text:p text:style-name="P13"><text:span text:style-name="T6">eth0x3</text:span></text:p>
          <draw:enhanced-geometry svg:viewBox="0 0 21600 21600" draw:type="rectangle" draw:enhanced-path="M 0 0 L 21600 0 21600 21600 0 21600 0 0 Z N"/>
        </draw:custom-shape>
        <draw:custom-shape draw:style-name="gr29" draw:text-style-name="P27" draw:layer="layout" svg:width="6.3cm" svg:height="1.8cm" svg:x="2.1cm" svg:y="6cm">
          <text:p text:style-name="P13">httpd</text:p>
          <draw:enhanced-geometry svg:viewBox="0 0 21600 21600" draw:type="rectangle" draw:enhanced-path="M 0 0 L 21600 0 21600 21600 0 21600 0 0 Z N"/>
        </draw:custom-shape>
        <draw:line draw:style-name="gr10" draw:text-style-name="P15" draw:layer="layout" svg:x1="2.6cm" svg:y1="7.8cm" svg:x2="2.6cm" svg:y2="10cm">
          <text:p/>
        </draw:line>
        <draw:custom-shape draw:style-name="gr30" draw:text-style-name="P27" draw:layer="layout" svg:width="6.3cm" svg:height="1.8cm" svg:x="11.1cm" svg:y="6cm">
          <text:p text:style-name="P13">Tomcat</text:p>
          <draw:enhanced-geometry svg:viewBox="0 0 21600 21600" draw:type="rectangle" draw:enhanced-path="M 0 0 L 21600 0 21600 21600 0 21600 0 0 Z N"/>
        </draw:custom-shape>
        <draw:line draw:style-name="gr10" draw:text-style-name="P15" draw:layer="layout" svg:x1="11.4cm" svg:y1="7.8cm" svg:x2="11.4cm" svg:y2="10cm">
          <text:p/>
        </draw:line>
        <draw:custom-shape draw:style-name="gr30" draw:text-style-name="P27" draw:layer="layout" svg:width="6.3cm" svg:height="1.8cm" svg:x="19.2cm" svg:y="6cm">
          <text:p text:style-name="P13">Mysql</text:p>
          <draw:enhanced-geometry svg:viewBox="0 0 21600 21600" draw:type="rectangle" draw:enhanced-path="M 0 0 L 21600 0 21600 21600 0 21600 0 0 Z N"/>
        </draw:custom-shape>
        <draw:line draw:style-name="gr10" draw:text-style-name="P15" draw:layer="layout" svg:x1="20cm" svg:y1="7.8cm" svg:x2="20cm" svg:y2="10cm">
          <text:p/>
        </draw:line>
        <draw:custom-shape draw:style-name="gr26" draw:text-style-name="P22" draw:layer="layout" svg:width="2.3cm" svg:height="2cm" svg:x="16cm" svg:y="11cm">
          <text:p text:style-name="P13"><text:span text:style-name="T6">veth2</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draw:custom-shape draw:style-name="gr20" draw:text-style-name="P22" draw:layer="layout" svg:width="2.2cm" svg:height="2cm" svg:x="7.5cm" svg:y="11cm">
          <text:p text:style-name="P13"><text:span text:style-name="T6">veth1</text:span></text:p>
          <text:p text:style-name="P13"><text:span text:style-name="T6">via</text:span></text:p>
          <text:p text:style-name="P13"><text:span text:style-name="T6">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31" draw:text-style-name="P18" draw:layer="layout" svg:width="27.32cm" svg:height="17.062cm" svg:x="0.426cm" svg:y="3.038cm">
          <draw:text-box>
            <text:p><text:span text:style-name="T5">- Les conteneurs permettent de construire des systèmes isolés au sein d’une même machine </text:span></text:p>
            <text:p><text:span text:style-name="T5">hôte. <text:s/></text:span></text:p>
            <text:p><text:span text:style-name="T5"/></text:p>
            <text:p><text:span text:style-name="T5"/></text:p>
            <text:p><text:span text:style-name="T5">- Contrairement aux VMs, ces différents systèmes partagent le même noyau Linux et sont </text:span></text:p>
            <text:p><text:span text:style-name="T5">donc beaucoup plus légers qu’un système complet.</text:span></text:p>
            <text:p><text:span text:style-name="T5"/></text:p>
            <text:p><text:span text:style-name="T5"/></text:p>
            <text:p><text:span text:style-name="T5">- Les conteneurs contiennent en général un seul processus qui tourne en tâche de fond et rien</text:span></text:p>
            <text:p><text:span text:style-name="T5">d’autres qui ne soit utile à son fonctionnement.</text:span></text:p>
            <text:p><text:span text:style-name="T5"/></text:p>
            <text:p><text:span text:style-name="T5"/></text:p>
            <text:p><text:span text:style-name="T5">- Ils permettent de construire une architecture applicative où chaque système est vu comme un </text:span></text:p>
            <text:p><text:span text:style-name="T5">service indépendant, interchangeable et pondérable (mise à l’échelle).</text:span></text:p>
            <text:p><text:span text:style-name="T5"/></text:p>
            <text:p><text:span text:style-name="T5"/></text:p>
            <text:p><text:span text:style-name="T5">- Plusieurs outils sont disponibles aux développeurs pour créer, gérer et manipuler des </text:span></text:p>
            <text:p><text:span text:style-name="T5">conteneurs en en manipulant que les concepts de haut niveau. </text:span></text:p>
            <text:p><text:span text:style-name="T5"/></text:p>
            <text:p><text:span text:style-name="T5"/></text:p>
            <text:p><text:span text:style-name="T5">- Docker est le plus répandu. Grâce un lui on va pouvoir construire et déployer une application</text:span></text:p>
            <text:p><text:span text:style-name="T5">répartie plus facilement. Surtout, la configuration de l’infrastructure sera faite une seule fois.</text:span></text:p>
            <text:p><text:span text:style-name="T5">L’application pourra être migrée ou redéployée plusieurs fois avec un minimum d’efforts. <text:s/></text:span></text:p>
          </draw:text-box>
        </draw:frame>
        <draw:frame draw:style-name="gr32" draw:text-style-name="P28" draw:layer="layout" svg:width="5.154cm" svg:height="1.195cm" svg:x="11.2cm" svg:y="1.3cm">
          <draw:text-box>
            <text:p><text:span text:style-name="T9">Récapitulatif</text:span></text:p>
          </draw:text-box>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s environnements docker</text:p>
          </draw:text-box>
        </draw:frame>
        <draw:frame presentation:style-name="pr5" draw:layer="layout" svg:width="25.199cm" svg:height="12.179cm" svg:x="1.4cm" svg:y="5.914cm" presentation:class="outline" presentation:user-transformed="true">
          <draw:text-box>
            <text:list text:style-name="L2">
              <text:list-item>
                <text:p>Linux</text:p>
                <text:p/>
              </text:list-item>
              <text:list-item>
                <text:p>Docker4Mac</text:p>
                <text:p/>
              </text:list-item>
              <text:list-item>
                <text:p>Docker4Windows</text:p>
                <text:p/>
              </text:list-item>
              <text:list-item>
                <text:p>DockerToolbox</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line draw:style-name="gr10" draw:text-style-name="P15" draw:layer="layout" svg:x1="11.8cm" svg:y1="9.4cm" svg:x2="13cm" svg:y2="14.3cm">
          <text:p/>
        </draw:line>
        <draw:custom-shape draw:style-name="gr33" draw:text-style-name="P29" draw:layer="layout" svg:width="3.1cm" svg:height="5.4cm" svg:x="10.1cm" svg:y="4cm">
          <text:p text:style-name="P13"><text:span text:style-name="T10">tomcatImg</text:span></text:p>
          <draw:enhanced-geometry svg:viewBox="0 0 21600 21600" draw:type="rectangle" draw:enhanced-path="M 0 0 L 21600 0 21600 21600 0 21600 0 0 Z N"/>
        </draw:custom-shape>
        <draw:frame presentation:style-name="pr7" draw:text-style-name="P17" draw:layer="layout" svg:width="25.199cm" svg:height="1.586cm" svg:x="1.4cm" svg:y="1.014cm" presentation:class="subtitle" presentation:user-transformed="true">
          <draw:text-box>
            <text:p text:style-name="P11"><text:span text:style-name="T4">Principes de base de Docker </text:span><text:span text:style-name="T3">(Images et conteneurs):</text:span></text:p>
          </draw:text-box>
        </draw:frame>
        <draw:custom-shape draw:style-name="gr34" draw:text-style-name="P30" draw:layer="layout" svg:width="5.3cm" svg:height="4.8cm" svg:x="0.5cm" svg:y="5.3cm">
          <text:p text:style-name="P6"><text:span text:style-name="T11">FROM </text:span><text:span text:style-name="T12">jdupont/Debian</text:span></text:p>
          <text:p text:style-name="P6"><text:span text:style-name="T11"/></text:p>
          <text:p text:style-name="P6"><text:span text:style-name="T11">RUN apt-get install tomcat</text:span></text:p>
          <text:p text:style-name="P6"><text:span text:style-name="T11"/></text:p>
          <text:p text:style-name="P6"><text:span text:style-name="T11">ADD monappli.war </text:span></text:p>
          <text:p text:style-name="P6"><text:span text:style-name="T11"/></text:p>
          <text:p text:style-name="P6"><text:span text:style-name="T11">EXPOSE 8080</text:span></text:p>
          <text:p text:style-name="P6"><text:span text:style-name="T11"/></text:p>
          <text:p text:style-name="P6"><text:span text:style-name="T11">CMD /tomcat/bin/start.sh</text:span></text:p>
          <text:p text:style-name="P6"><text:span text:style-name="T11"/></text:p>
          <draw:enhanced-geometry svg:viewBox="0 0 21600 21600" draw:type="rectangle" draw:enhanced-path="M 0 0 L 21600 0 21600 21600 0 21600 0 0 Z N"/>
        </draw:custom-shape>
        <draw:frame draw:style-name="gr35" draw:text-style-name="P31" draw:layer="layout" svg:width="4.477cm" svg:height="1.361cm" svg:x="1.2cm" svg:y="4cm">
          <draw:text-box>
            <text:p text:style-name="P13"><text:span text:style-name="T13">Un fichier de build</text:span></text:p>
            <text:p text:style-name="P13"><text:span text:style-name="T13">(Dockerfile)</text:span></text:p>
          </draw:text-box>
        </draw:frame>
        <draw:line draw:style-name="gr10" draw:text-style-name="P15" draw:layer="layout" svg:x1="5.7cm" svg:y1="5.6cm" svg:x2="10.4cm" svg:y2="5.6cm">
          <text:p/>
        </draw:line>
        <draw:custom-shape draw:style-name="gr36" draw:text-style-name="P32" draw:layer="layout" svg:width="6.4cm" svg:height="0.9cm" svg:x="4.6cm" svg:y="2.7cm">
          <text:p text:style-name="P13"><text:span text:style-name="T14">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5.7cm" svg:y1="6.6cm" svg:x2="10.4cm" svg:y2="6.6cm">
          <text:p/>
        </draw:line>
        <draw:custom-shape draw:style-name="gr37" draw:text-style-name="P33" draw:layer="layout" svg:width="2.6cm" svg:height="0.8cm" svg:x="10.4cm" svg:y="6.2cm">
          <text:p text:style-name="P13"><text:span text:style-name="T15">Couche 2</text:span></text:p>
          <draw:enhanced-geometry svg:viewBox="0 0 21600 21600" draw:type="rectangle" draw:enhanced-path="M 0 0 L 21600 0 21600 21600 0 21600 0 0 Z N"/>
        </draw:custom-shape>
        <draw:line draw:style-name="gr10" draw:text-style-name="P15" draw:layer="layout" svg:x1="5.7cm" svg:y1="7.6cm" svg:x2="10.4cm" svg:y2="7.6cm">
          <text:p/>
        </draw:line>
        <draw:custom-shape draw:style-name="gr37" draw:text-style-name="P33" draw:layer="layout" svg:width="2.6cm" svg:height="0.8cm" svg:x="10.4cm" svg:y="7.2cm">
          <text:p text:style-name="P13"><text:span text:style-name="T15">Couche 3</text:span></text:p>
          <draw:enhanced-geometry svg:viewBox="0 0 21600 21600" draw:type="rectangle" draw:enhanced-path="M 0 0 L 21600 0 21600 21600 0 21600 0 0 Z N"/>
        </draw:custom-shape>
        <draw:line draw:style-name="gr10" draw:text-style-name="P15" draw:layer="layout" svg:x1="5.7cm" svg:y1="8.6cm" svg:x2="10.4cm" svg:y2="8.6cm">
          <text:p/>
        </draw:line>
        <draw:custom-shape draw:style-name="gr37" draw:text-style-name="P33" draw:layer="layout" svg:width="2.6cm" svg:height="0.8cm" svg:x="10.4cm" svg:y="8.2cm">
          <text:p text:style-name="P13"><text:span text:style-name="T15">Couche 4</text:span></text:p>
          <draw:enhanced-geometry svg:viewBox="0 0 21600 21600" draw:type="rectangle" draw:enhanced-path="M 0 0 L 21600 0 21600 21600 0 21600 0 0 Z N"/>
        </draw:custom-shape>
        <draw:custom-shape draw:style-name="gr33" draw:text-style-name="P29" draw:layer="layout" svg:width="3.1cm" svg:height="5.4cm" svg:x="13.6cm" svg:y="4cm">
          <text:p text:style-name="P13"><text:span text:style-name="T10">apacheImg</text:span></text:p>
          <draw:enhanced-geometry svg:viewBox="0 0 21600 21600" draw:type="rectangle" draw:enhanced-path="M 0 0 L 21600 0 21600 21600 0 21600 0 0 Z N"/>
        </draw:custom-shape>
        <draw:custom-shape draw:style-name="gr38" draw:text-style-name="P33" draw:layer="layout" svg:width="2.5cm" svg:height="0.8cm" svg:x="13.9cm" svg:y="6.2cm">
          <text:p text:style-name="P13"><text:span text:style-name="T15">Couche 2</text:span></text:p>
          <draw:enhanced-geometry svg:viewBox="0 0 21600 21600" draw:type="rectangle" draw:enhanced-path="M 0 0 L 21600 0 21600 21600 0 21600 0 0 Z N"/>
        </draw:custom-shape>
        <draw:custom-shape draw:style-name="gr38" draw:text-style-name="P33" draw:layer="layout" svg:width="2.5cm" svg:height="0.8cm" svg:x="13.9cm" svg:y="7.2cm">
          <text:p text:style-name="P13"><text:span text:style-name="T15">Couche 3</text:span></text:p>
          <draw:enhanced-geometry svg:viewBox="0 0 21600 21600" draw:type="rectangle" draw:enhanced-path="M 0 0 L 21600 0 21600 21600 0 21600 0 0 Z N"/>
        </draw:custom-shape>
        <draw:custom-shape draw:style-name="gr38" draw:text-style-name="P33" draw:layer="layout" svg:width="2.5cm" svg:height="0.8cm" svg:x="13.9cm" svg:y="8.2cm">
          <text:p text:style-name="P13"><text:span text:style-name="T15">Couche 4</text:span></text:p>
          <draw:enhanced-geometry svg:viewBox="0 0 21600 21600" draw:type="rectangle" draw:enhanced-path="M 0 0 L 21600 0 21600 21600 0 21600 0 0 Z N"/>
        </draw:custom-shape>
        <draw:custom-shape draw:style-name="gr39" draw:text-style-name="P33" draw:layer="layout" svg:width="6cm" svg:height="0.8cm" svg:x="10.4cm" svg:y="5.2cm">
          <text:p text:style-name="P13"><text:span text:style-name="T15">Couche 1 (== n couches)</text:span></text:p>
          <draw:enhanced-geometry svg:viewBox="0 0 21600 21600" draw:type="rectangle" draw:enhanced-path="M 0 0 L 21600 0 21600 21600 0 21600 0 0 Z N"/>
        </draw:custom-shape>
        <draw:custom-shape draw:style-name="gr40" draw:text-style-name="P30" draw:layer="layout" svg:width="5.6cm" svg:height="4.8cm" svg:x="21cm" svg:y="5.3cm">
          <text:p text:style-name="P6"><text:span text:style-name="T11">FROM </text:span><text:span text:style-name="T12">jdupont/Debian</text:span></text:p>
          <text:p text:style-name="P6"><text:span text:style-name="T11"/></text:p>
          <text:p text:style-name="P6"><text:span text:style-name="T11">RUN apt-get install apache2</text:span></text:p>
          <text:p text:style-name="P6"><text:span text:style-name="T11"/></text:p>
          <text:p text:style-name="P6"><text:span text:style-name="T11">ADD monsite.conf </text:span></text:p>
          <text:p text:style-name="P6"><text:span text:style-name="T11"/></text:p>
          <text:p text:style-name="P6"><text:span text:style-name="T11">EXPOSE 80</text:span></text:p>
          <text:p text:style-name="P6"><text:span text:style-name="T11"/></text:p>
          <text:p text:style-name="P6"><text:span text:style-name="T11">CMD service httpd start</text:span></text:p>
          <text:p text:style-name="P6"><text:span text:style-name="T11"/></text:p>
          <draw:enhanced-geometry svg:viewBox="0 0 21600 21600" draw:type="rectangle" draw:enhanced-path="M 0 0 L 21600 0 21600 21600 0 21600 0 0 Z N"/>
        </draw:custom-shape>
        <draw:line draw:style-name="gr41" draw:text-style-name="P15" draw:layer="layout" svg:x1="16.4cm" svg:y1="5.6cm" svg:x2="21.1cm" svg:y2="5.6cm">
          <text:p/>
        </draw:line>
        <draw:line draw:style-name="gr41" draw:text-style-name="P15" draw:layer="layout" svg:x1="16.4cm" svg:y1="6.6cm" svg:x2="21.1cm" svg:y2="6.6cm">
          <text:p/>
        </draw:line>
        <draw:line draw:style-name="gr41" draw:text-style-name="P15" draw:layer="layout" svg:x1="16.4cm" svg:y1="7.6cm" svg:x2="21.1cm" svg:y2="7.6cm">
          <text:p/>
        </draw:line>
        <draw:line draw:style-name="gr41" draw:text-style-name="P15" draw:layer="layout" svg:x1="16.4cm" svg:y1="8.6cm" svg:x2="21.1cm" svg:y2="8.6cm">
          <text:p/>
        </draw:line>
        <draw:frame draw:style-name="gr35" draw:text-style-name="P31" draw:layer="layout" svg:width="4.477cm" svg:height="1.361cm" svg:x="21.901cm" svg:y="4.001cm">
          <draw:text-box>
            <text:p text:style-name="P13"><text:span text:style-name="T13">Un fichier de build</text:span></text:p>
            <text:p text:style-name="P13"><text:span text:style-name="T13">(Dockerfile)</text:span></text:p>
          </draw:text-box>
        </draw:frame>
        <draw:custom-shape draw:style-name="gr42" draw:text-style-name="P34" draw:layer="layout" svg:width="5cm" svg:height="3.4cm" svg:x="3.4cm" svg:y="14.3cm">
          <text:p text:style-name="P13"><text:span text:style-name="T10">TomcatCont1</text:span></text:p>
          <text:p text:style-name="P13"><text:span text:style-name="T16">(</text:span><text:span text:style-name="T17">172.0.0.1:80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6cm" svg:y="17.8cm">
          <text:p text:style-name="P13"><text:span text:style-name="T18">veth1</text:span></text:p>
          <draw:enhanced-geometry svg:viewBox="0 0 21600 21600" draw:type="rectangle" draw:enhanced-path="M 0 0 L 21600 0 21600 21600 0 21600 0 0 Z N"/>
        </draw:custom-shape>
        <draw:custom-shape draw:style-name="gr44" draw:text-style-name="P36" draw:layer="layout" svg:width="2.2cm" svg:height="1.2cm" svg:x="3.7cm" svg:y="17.8cm">
          <text:p text:style-name="P13"><text:span text:style-name="T19">./conf1</text:span></text:p>
          <draw:enhanced-geometry svg:viewBox="0 0 21600 21600" draw:type="rectangle" draw:enhanced-path="M 0 0 L 21600 0 21600 21600 0 21600 0 0 Z N"/>
        </draw:custom-shape>
        <draw:custom-shape draw:style-name="gr45" draw:text-style-name="P37" draw:layer="layout" svg:width="2.2cm" svg:height="1.2cm" svg:x="6cm" svg:y="16.4cm">
          <text:p text:style-name="P13"><text:span text:style-name="T19">ethx</text:span></text:p>
          <draw:enhanced-geometry svg:viewBox="0 0 21600 21600" draw:type="rectangle" draw:enhanced-path="M 0 0 L 21600 0 21600 21600 0 21600 0 0 Z N"/>
        </draw:custom-shape>
        <draw:custom-shape draw:style-name="gr46" draw:text-style-name="P38" draw:layer="layout" svg:width="2.2cm" svg:height="1.2cm" svg:x="3.7cm" svg:y="16.4cm">
          <text:p text:style-name="P13"><text:span text:style-name="T19">etc/conf</text:span></text:p>
          <draw:enhanced-geometry svg:viewBox="0 0 21600 21600" draw:type="rectangle" draw:enhanced-path="M 0 0 L 21600 0 21600 21600 0 21600 0 0 Z N"/>
        </draw:custom-shape>
        <draw:custom-shape draw:style-name="gr47" draw:text-style-name="P39" draw:layer="layout" svg:width="21.8cm" svg:height="1.2cm" svg:x="3.4cm" svg:y="19.1cm">
          <text:p text:style-name="P13"><text:span text:style-name="T18">monreso</text:span><text:span text:style-name="T19"> </text:span><text:span text:style-name="T20">(sudo docker network create moninterface --subnet 172.0.0.0/30) <text:s/></text:span><text:span text:style-name="T21">3</text:span></text:p>
          <draw:enhanced-geometry svg:viewBox="0 0 21600 21600" draw:type="rectangle" draw:enhanced-path="M 0 0 L 21600 0 21600 21600 0 21600 0 0 Z N"/>
        </draw:custom-shape>
        <draw:custom-shape draw:style-name="gr42" draw:text-style-name="P34" draw:layer="layout" svg:width="5cm" svg:height="3.4cm" svg:x="11.2cm" svg:y="14.3cm">
          <text:p text:style-name="P13"><text:span text:style-name="T10">TomcatCont2</text:span></text:p>
          <text:p text:style-name="P13"><text:span text:style-name="T16">(</text:span><text:span text:style-name="T17">172.0.0.2:8080</text:span><text:span text:style-name="T16">)</text:span></text:p>
          <text:p text:style-name="P13"><text:span text:style-name="T16">(toto</text:span><text:span text:style-name="T17">:80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13.8cm" svg:y="17.8cm">
          <text:p text:style-name="P13"><text:span text:style-name="T18">veth2</text:span></text:p>
          <draw:enhanced-geometry svg:viewBox="0 0 21600 21600" draw:type="rectangle" draw:enhanced-path="M 0 0 L 21600 0 21600 21600 0 21600 0 0 Z N"/>
        </draw:custom-shape>
        <draw:custom-shape draw:style-name="gr44" draw:text-style-name="P36" draw:layer="layout" svg:width="2.2cm" svg:height="1.2cm" svg:x="11.5cm" svg:y="17.8cm">
          <text:p text:style-name="P13"><text:span text:style-name="T19">./conf2</text:span></text:p>
          <draw:enhanced-geometry svg:viewBox="0 0 21600 21600" draw:type="rectangle" draw:enhanced-path="M 0 0 L 21600 0 21600 21600 0 21600 0 0 Z N"/>
        </draw:custom-shape>
        <draw:custom-shape draw:style-name="gr45" draw:text-style-name="P37" draw:layer="layout" svg:width="2.2cm" svg:height="1.2cm" svg:x="13.8cm" svg:y="16.4cm">
          <text:p text:style-name="P13"><text:span text:style-name="T19">ethy</text:span></text:p>
          <draw:enhanced-geometry svg:viewBox="0 0 21600 21600" draw:type="rectangle" draw:enhanced-path="M 0 0 L 21600 0 21600 21600 0 21600 0 0 Z N"/>
        </draw:custom-shape>
        <draw:custom-shape draw:style-name="gr46" draw:text-style-name="P38" draw:layer="layout" svg:width="2.2cm" svg:height="1.2cm" svg:x="11.5cm" svg:y="16.4cm">
          <text:p text:style-name="P13"><text:span text:style-name="T19">etc/conf</text:span></text:p>
          <draw:enhanced-geometry svg:viewBox="0 0 21600 21600" draw:type="rectangle" draw:enhanced-path="M 0 0 L 21600 0 21600 21600 0 21600 0 0 Z N"/>
        </draw:custom-shape>
        <draw:custom-shape draw:style-name="gr42" draw:text-style-name="P34" draw:layer="layout" svg:width="5cm" svg:height="3.4cm" svg:x="19.5cm" svg:y="14.3cm">
          <text:p text:style-name="P13"><text:span text:style-name="T10">apacheCont</text:span></text:p>
          <text:p text:style-name="P13"><text:span text:style-name="T16">(</text:span><text:span text:style-name="T17">172.0.0.3:80</text:span><text:span text:style-name="T16">)</text:span></text:p>
          <draw:enhanced-geometry svg:viewBox="0 0 21600 21600" draw:type="rectangle" draw:enhanced-path="M 0 0 L 21600 0 21600 21600 0 21600 0 0 Z N"/>
        </draw:custom-shape>
        <draw:custom-shape draw:style-name="gr43" draw:text-style-name="P35" draw:layer="layout" svg:width="2.2cm" svg:height="1.2cm" svg:x="22.1cm" svg:y="17.8cm">
          <text:p text:style-name="P13"><text:span text:style-name="T18">veth3</text:span></text:p>
          <draw:enhanced-geometry svg:viewBox="0 0 21600 21600" draw:type="rectangle" draw:enhanced-path="M 0 0 L 21600 0 21600 21600 0 21600 0 0 Z N"/>
        </draw:custom-shape>
        <draw:custom-shape draw:style-name="gr44" draw:text-style-name="P36" draw:layer="layout" svg:width="2.2cm" svg:height="1.2cm" svg:x="19.8cm" svg:y="17.8cm">
          <text:p text:style-name="P13"><text:span text:style-name="T19">./www</text:span></text:p>
          <draw:enhanced-geometry svg:viewBox="0 0 21600 21600" draw:type="rectangle" draw:enhanced-path="M 0 0 L 21600 0 21600 21600 0 21600 0 0 Z N"/>
        </draw:custom-shape>
        <draw:custom-shape draw:style-name="gr45" draw:text-style-name="P37" draw:layer="layout" svg:width="2.2cm" svg:height="1.2cm" svg:x="22.1cm" svg:y="16.4cm">
          <text:p text:style-name="P13"><text:span text:style-name="T19">ethz</text:span></text:p>
          <draw:enhanced-geometry svg:viewBox="0 0 21600 21600" draw:type="rectangle" draw:enhanced-path="M 0 0 L 21600 0 21600 21600 0 21600 0 0 Z N"/>
        </draw:custom-shape>
        <draw:custom-shape draw:style-name="gr46" draw:text-style-name="P38" draw:layer="layout" svg:width="2.2cm" svg:height="1.2cm" svg:x="19.8cm" svg:y="16.4cm">
          <text:p text:style-name="P13"><text:span text:style-name="T19">etc/www</text:span></text:p>
          <draw:enhanced-geometry svg:viewBox="0 0 21600 21600" draw:type="rectangle" draw:enhanced-path="M 0 0 L 21600 0 21600 21600 0 21600 0 0 Z N"/>
        </draw:custom-shape>
        <draw:line draw:style-name="gr10" draw:text-style-name="P15" draw:layer="layout" svg:x1="10.4cm" svg:y1="9.4cm" svg:x2="5.4cm" svg:y2="14.2cm">
          <text:p/>
        </draw:line>
        <draw:custom-shape draw:style-name="gr48" draw:text-style-name="P32" draw:layer="layout" svg:width="7.6cm" svg:height="1.8cm" svg:x="0.6cm" svg:y="11cm">
          <text:p text:style-name="P13"><text:span text:style-name="T14">sudo docker run \ </text:span></text:p>
          <text:p text:style-name="P13"><text:span text:style-name="T22"><text:s/></text:span><text:span text:style-name="T22">--net</text:span><text:span text:style-name="T14"> monreso </text:span><text:span text:style-name="T22">--name</text:span><text:span text:style-name="T14"> tomcatCont1 \ </text:span></text:p>
          <text:p text:style-name="P13"><text:span text:style-name="T22"><text:s/></text:span><text:span text:style-name="T22"><text:s/></text:span><text:span text:style-name="T22">-v</text:span><text:span text:style-name="T14"> ./conf1:/etc/conf </text:span><text:span text:style-name="T22">-d</text:span><text:span text:style-name="T14">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32" draw:layer="layout" svg:width="6.4cm" svg:height="0.9cm" svg:x="16.001cm" svg:y="2.701cm">
          <text:p text:style-name="P13"><text:span text:style-name="T14">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32" draw:layer="layout" svg:width="4.6cm" svg:height="0.9cm" svg:x="9.7cm" svg:y="12.5cm">
          <text:p text:style-name="P13"><text:span text:style-name="T14">Idem +</text:span></text:p>
          <text:p text:style-name="P13"><text:span text:style-name="T14"><text:s/></text:span><text:span text:style-name="T14">--network-alias toto</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15.6cm" svg:y1="9.4cm" svg:x2="22.2cm" svg:y2="14.3cm">
          <text:p/>
        </draw:line>
        <draw:line draw:style-name="gr50" draw:text-style-name="P40" draw:layer="layout" svg:x1="8cm" svg:y1="14.3cm" svg:x2="11.4cm" svg:y2="9.4cm">
          <text:p text:style-name="P13"><text:span text:style-name="T23">Copy on write</text:span></text:p>
        </draw:line>
        <draw:line draw:style-name="gr50" draw:text-style-name="P40" draw:layer="layout" svg:x1="12.8cm" svg:y1="9.4cm" svg:x2="16cm" svg:y2="14.3cm">
          <text:p text:style-name="P13"><text:span text:style-name="T23">Copy on write</text:span></text:p>
        </draw:line>
        <draw:custom-shape draw:style-name="gr51" draw:text-style-name="P32" draw:layer="layout" svg:width="8.5cm" svg:height="2cm" svg:x="17.1cm" svg:y="11.2cm">
          <text:p text:style-name="P13"><text:span text:style-name="T14">sudo docker run \ </text:span></text:p>
          <text:p text:style-name="P13"><text:span text:style-name="T24"><text:s/></text:span><text:span text:style-name="T22">--net</text:span><text:span text:style-name="T14"> monreso </text:span><text:span text:style-name="T22">--name</text:span><text:span text:style-name="T14"> apacheCont \ </text:span></text:p>
          <text:p text:style-name="P13"><text:span text:style-name="T22"><text:s/></text:span><text:span text:style-name="T22">-v</text:span><text:span text:style-name="T14"> ./www:/etc/www </text:span><text:span text:style-name="T22">-p</text:span><text:span text:style-name="T14"> 80:80 </text:span><text:span text:style-name="T22">-d</text:span><text:span text:style-name="T14">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2" draw:text-style-name="P9" draw:layer="layout" svg:width="0.502cm" svg:height="1.187cm" svg:x="23.8cm" svg:y="-0.8cm">
          <draw:text-box>
            <text:p/>
          </draw:text-box>
        </draw:frame>
        <draw:frame draw:style-name="gr53" draw:text-style-name="P9" draw:layer="layout" svg:width="0.853cm" svg:height="0.962cm" svg:x="11cm" svg:y="2.6cm">
          <draw:text-box>
            <text:p text:style-name="P13"><text:span text:style-name="T21">1</text:span></text:p>
          </draw:text-box>
        </draw:frame>
        <draw:frame draw:style-name="gr53" draw:text-style-name="P9" draw:layer="layout" svg:width="0.853cm" svg:height="0.962cm" svg:x="22.747cm" svg:y="2.638cm">
          <draw:text-box>
            <text:p text:style-name="P13"><text:span text:style-name="T21">2</text:span></text:p>
          </draw:text-box>
        </draw:frame>
        <draw:frame draw:style-name="gr53" draw:text-style-name="P9" draw:layer="layout" svg:width="0.853cm" svg:height="0.962cm" svg:x="7.547cm" svg:y="9.838cm">
          <draw:text-box>
            <text:p text:style-name="P13"><text:span text:style-name="T21">4</text:span></text:p>
          </draw:text-box>
        </draw:frame>
        <draw:frame draw:style-name="gr53" draw:text-style-name="P9" draw:layer="layout" svg:width="0.853cm" svg:height="0.962cm" svg:x="11.2cm" svg:y="11.4cm">
          <draw:text-box>
            <text:p text:style-name="P13"><text:span text:style-name="T21">5</text:span></text:p>
          </draw:text-box>
        </draw:frame>
        <draw:frame draw:style-name="gr53" draw:text-style-name="P9" draw:layer="layout" svg:width="0.853cm" svg:height="0.962cm" svg:x="19.347cm" svg:y="10.1cm">
          <draw:text-box>
            <text:p text:style-name="P13"><text:span text:style-name="T21">6</text:span></text:p>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54" draw:text-style-name="P42" draw:layer="layout" svg:width="22.156cm" svg:height="2.015cm" svg:x="1.144cm" svg:y="3.609cm">
          <draw:text-box>
            <text:p text:style-name="P41">La commande « build » est optionelle, le run lance les téléchargement et le build.</text:p>
            <text:p text:style-name="P41"/>
            <text:p text:style-name="P41">La commande « run » fournie des options pour limiter les ressources des conteneurs.</text:p>
          </draw:text-box>
        </draw:frame>
        <draw:frame presentation:style-name="pr7" draw:text-style-name="P17" draw:layer="layout" svg:width="25.199cm" svg:height="1.586cm" svg:x="1.401cm" svg:y="1.014cm">
          <draw:text-box>
            <text:p text:style-name="P11"><text:span text:style-name="T4">Principes de base de Docker </text:span><text:span text:style-name="T3">(Images et conteneurs):</text:span></text:p>
          </draw:text-box>
        </draw:frame>
        <draw:frame draw:style-name="gr53" draw:text-style-name="P9" draw:layer="layout" svg:width="12.334cm" svg:height="0.962cm" svg:x="0.986cm" svg:y="7.5cm">
          <draw:text-box>
            <text:p>Commandes pour les principes de bases :</text:p>
          </draw:text-box>
        </draw:frame>
        <draw:frame draw:style-name="standard" draw:layer="layout" svg:width="25.809cm" svg:height="8.021cm" svg:x="1.19cm" svg:y="9.009cm">
          <table:table table:template-name="default" table:use-banding-rows-styles="true">
            <table:table-column table:style-name="co1"/>
            <table:table-column table:style-name="co1"/>
            <table:table-row table:style-name="ro1" table:default-cell-style-name="gray1">
              <table:table-cell>
                <text:p text:style-name="P2">docker build <text:s/>[options]</text:p>
              </table:table-cell>
              <table:table-cell>
                <text:p text:style-name="P2">Construit une image</text:p>
              </table:table-cell>
            </table:table-row>
            <table:table-row table:style-name="ro1" table:default-cell-style-name="gray2">
              <table:table-cell>
                <text:p text:style-name="P2">docker run [options]</text:p>
              </table:table-cell>
              <table:table-cell>
                <text:p text:style-name="P2">Crée et démarre un conteneur à partir d’une image</text:p>
              </table:table-cell>
            </table:table-row>
            <table:table-row table:style-name="ro1" table:default-cell-style-name="ce1">
              <table:table-cell>
                <text:p text:style-name="P2"><text:span text:style-name="T1">docker </text:span><text:span text:style-name="T1">image </text:span><text:span text:style-name="T1">(opérat</text:span><text:span text:style-name="T1">ion) </text:span><text:span text:style-name="T1">[option</text:span><text:span text:style-name="T1">s]</text:span></text:p>
              </table:table-cell>
              <table:table-cell>
                <text:p text:style-name="P2"><text:span text:style-name="T1">Perme</text:span><text:span text:style-name="T1">t de </text:span><text:span text:style-name="T1">gérer </text:span><text:span text:style-name="T1">les </text:span><text:span text:style-name="T1">images</text:span></text:p>
              </table:table-cell>
            </table:table-row>
            <table:table-row table:style-name="ro1" table:default-cell-style-name="gray2">
              <table:table-cell>
                <text:p text:style-name="P2">docker container (opération) [options]</text:p>
              </table:table-cell>
              <table:table-cell>
                <text:p text:style-name="P2">Permet de gérer les conteneurs (démarré ou arrêté)</text:p>
              </table:table-cell>
            </table:table-row>
            <table:table-row table:style-name="ro1">
              <table:table-cell table:style-name="gray1">
                <text:p text:style-name="P2">docker volume (opération) [options] </text:p>
              </table:table-cell>
              <table:table-cell table:style-name="ce1">
                <text:p text:style-name="P2"><text:span text:style-name="T1">Permet </text:span><text:span text:style-name="T1">de créer </text:span><text:span text:style-name="T1">et gérer </text:span><text:span text:style-name="T1">des </text:span><text:span text:style-name="T1">montage</text:span><text:span text:style-name="T1">s </text:span><text:span text:style-name="T1">labellisés</text:span></text:p>
              </table:table-cell>
            </table:table-row>
            <table:table-row table:style-name="ro1" table:default-cell-style-name="gray2">
              <table:table-cell>
                <text:p text:style-name="P2">docker network (opération) [options]</text:p>
              </table:table-cell>
              <table:table-cell>
                <text:p text:style-name="P2">Permet de créer et gérer les interfaces réseau des conteneur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Principes de base de Docker : (le hub)</text:span></text:p>
          </draw:text-box>
        </draw:frame>
        <draw:custom-shape draw:style-name="gr55" draw:text-style-name="P13" draw:layer="layout" svg:width="8.4cm" svg:height="5cm" svg:x="1.3cm" svg:y="3.5cm">
          <text:p text:style-name="P13">H￴ôte</text:p>
          <draw:enhanced-geometry svg:viewBox="0 0 21600 21600" draw:type="rectangle" draw:enhanced-path="M 0 0 L 21600 0 21600 21600 0 21600 0 0 Z N"/>
        </draw:custom-shape>
        <draw:custom-shape draw:style-name="gr56" draw:text-style-name="P43" draw:layer="layout" svg:width="11.6cm" svg:height="5.6cm" svg:x="14.1cm" svg:y="2.9cm">
          <text:p text:style-name="P13"><text:span text:style-name="T11">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7" draw:text-style-name="P44" draw:layer="layout" svg:width="6.4cm" svg:height="0.8cm" svg:x="16.4cm" svg:y="6.6cm">
          <text:p text:style-name="P13"><text:span text:style-name="T11">jdupont/debian:latest</text:span></text:p>
          <draw:enhanced-geometry svg:viewBox="0 0 21600 21600" draw:type="rectangle" draw:enhanced-path="M 0 0 L 21600 0 21600 21600 0 21600 0 0 Z N"/>
        </draw:custom-shape>
        <draw:custom-shape draw:style-name="gr58" draw:text-style-name="P44" draw:layer="layout" svg:width="3.4cm" svg:height="0.8cm" svg:x="3.8cm" svg:y="7.1cm">
          <text:p text:style-name="P13"><text:span text:style-name="T11">tomcatImg</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4.3cm" svg:height="0.8cm" svg:x="16.1cm" svg:y="4.9cm">
          <text:p text:style-name="P13"><text:span text:style-name="T11">tartanpion/debian:2.8</text:span></text:p>
          <draw:enhanced-geometry svg:viewBox="0 0 21600 21600" draw:type="rectangle" draw:enhanced-path="M 0 0 L 21600 0 21600 21600 0 21600 0 0 Z N"/>
        </draw:custom-shape>
        <draw:line draw:style-name="gr60" draw:text-style-name="P45" draw:layer="layout" svg:x1="20.4cm" svg:y1="5.6cm" svg:x2="22.4cm" svg:y2="6.6cm">
          <text:p text:style-name="P13"><text:span text:style-name="T25">FROM</text:span></text:p>
          <text:p text:style-name="P13"><text:span text:style-name="T7"/></text:p>
        </draw:line>
        <draw:line draw:style-name="gr61" draw:text-style-name="P15" draw:layer="layout" svg:x1="7.2cm" svg:y1="7.5cm" svg:x2="16.4cm" svg:y2="7.3cm">
          <text:p text:style-name="P13"><text:span text:style-name="T7">FROM</text:span></text:p>
          <text:p text:style-name="P13"/>
        </draw:line>
        <draw:custom-shape draw:style-name="gr62" draw:text-style-name="P46" draw:layer="layout" svg:width="2.4cm" svg:height="2cm" svg:x="4.1cm" svg:y="4.5cm">
          <text:p text:style-name="P13"><text:span text:style-name="T26">doc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60" draw:text-style-name="P15" draw:layer="layout" svg:x1="6.1cm" svg:y1="5.1cm" svg:x2="16.1cm" svg:y2="5.1cm">
          <text:p text:style-name="P13"><text:span text:style-name="T11">1) download</text:span></text:p>
          <text:p text:style-name="P13"/>
        </draw:line>
        <draw:line draw:style-name="gr60" draw:text-style-name="P15" draw:layer="layout" svg:x1="6.5cm" svg:y1="5.5cm" svg:x2="16.4cm" svg:y2="6.8cm">
          <text:p text:style-name="P13"><text:span text:style-name="T11">2) download</text:span></text:p>
          <text:p text:style-name="P13"/>
        </draw:line>
        <draw:frame draw:style-name="gr63" draw:text-style-name="P42" draw:layer="layout" svg:width="21.317cm" svg:height="0.962cm" svg:x="2.028cm" svg:y="10.038cm">
          <draw:text-box>
            <text:p text:style-name="P41">Une grande quantité d’images de bases, versionnées, existent sur le hub. </text:p>
          </draw:text-box>
        </draw:frame>
        <draw:frame draw:style-name="gr64" draw:text-style-name="P42" draw:layer="layout" svg:width="23.65cm" svg:height="1.673cm" svg:x="2cm" svg:y="11.527cm">
          <draw:text-box>
            <text:p text:style-name="P41">Il est possible, voir conseillé, de mettre ses propres images (Dockerfile) sur le hub.</text:p>
            <text:p text:style-name="P41">Sur un compte privé ou public.</text:p>
          </draw:text-box>
        </draw:frame>
        <draw:frame draw:style-name="gr65" draw:text-style-name="P42" draw:layer="layout" svg:width="22.769cm" svg:height="2.384cm" svg:x="2.029cm" svg:y="13.838cm">
          <draw:text-box>
            <text:p text:style-name="P41">Les fonctionnalités de base de Docker permettent :</text:p>
            <text:p text:style-name="P41">- de construire des conteneurs très simplement et de les faire communiquer sur</text:p>
            <text:p text:style-name="P41">une même machine hôte avec des pré-étapes de configuration. <text:s/></text:p>
          </draw:text-box>
        </draw:frame>
        <draw:frame draw:style-name="gr66" draw:text-style-name="P42" draw:layer="layout" svg:width="23.138cm" svg:height="2.384cm" svg:x="2.029cm" svg:y="16.438cm">
          <draw:text-box>
            <text:p text:style-name="P41">Les fonctionnalités <text:span text:style-name="T27">de base</text:span> de Docker ne permettent pas:</text:p>
            <text:p text:style-name="P41">- de déployer une application répartie sur plusieurs machines hôtes en une ligne </text:p>
            <text:p text:style-name="P41">de commande.</text:p>
          </draw:text-box>
        </draw:frame>
        <draw:frame draw:style-name="gr67" draw:text-style-name="P42" draw:layer="layout" svg:width="21.203cm" svg:height="0.962cm" svg:x="2.029cm" svg:y="19.138cm">
          <draw:text-box>
            <text:p text:style-name="P41">docker-compose, docker-swarm et les réseaux overlay, <text:s/>docker-machine. </text:p>
          </draw:text-box>
        </draw:frame>
        <draw:custom-shape draw:style-name="gr68" draw:text-style-name="P44" draw:layer="layout" svg:width="1.8cm" svg:height="0.8cm" svg:x="22.3cm" svg:y="4cm">
          <text:p text:style-name="P13"><text:span text:style-name="T11">scratch</text:span></text:p>
          <draw:enhanced-geometry svg:viewBox="0 0 21600 21600" draw:type="rectangle" draw:enhanced-path="M 0 0 L 21600 0 21600 21600 0 21600 0 0 Z N"/>
        </draw:custom-shape>
        <draw:line draw:style-name="gr69" draw:text-style-name="P45" draw:layer="layout" svg:x1="20.4cm" svg:y1="4.9cm" svg:x2="22.3cm" svg:y2="4.4cm">
          <text:p text:style-name="P13"><text:span text:style-name="T25">FROM</text:span></text:p>
          <text:p text:style-name="P13"><text:span text:style-name="T7"/></text:p>
        </draw:lin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ker-compose : </text:span></text:p>
          </draw:text-box>
        </draw:frame>
        <draw:frame draw:style-name="gr70" draw:text-style-name="P47" draw:layer="layout" svg:width="10.522cm" svg:height="14.817cm" svg:x="2cm" svg:y="4.3cm">
          <draw:text-box>
            <text:p text:style-name="P13"><text:span text:style-name="T6">docker-compose.yml</text:span></text:p>
            <text:p text:style-name="P13"><text:span text:style-name="T6"/></text:p>
            <text:p><text:span text:style-name="T7">version: '2'</text:span></text:p>
            <text:p><text:span text:style-name="T7"/></text:p>
            <text:p><text:span text:style-name="T28">services:</text:span></text:p>
            <text:p><text:span text:style-name="T7"><text:s text:c="3"/></text:span><text:span text:style-name="T29">db:</text:span></text:p>
            <text:p><text:span text:style-name="T7"><text:s text:c="5"/></text:span><text:span text:style-name="T7">image: mysql:5.7</text:span></text:p>
            <text:p><text:span text:style-name="T7"><text:s text:c="5"/></text:span><text:span text:style-name="T7">volumes:</text:span></text:p>
            <text:p><text:span text:style-name="T7"><text:s text:c="7"/></text:span><text:span text:style-name="T7">- db_data:/var/lib/mysql</text:span></text:p>
            <text:p><text:span text:style-name="T7"><text:s text:c="5"/></text:span><text:span text:style-name="T7">restart: always</text:span></text:p>
            <text:p><text:span text:style-name="T7"><text:s text:c="5"/></text:span><text:span text:style-name="T7">environment:</text:span></text:p>
            <text:p><text:span text:style-name="T7"><text:s text:c="7"/></text:span><text:span text:style-name="T7">MYSQL_ROOT_PASSWORD: wordpress</text:span></text:p>
            <text:p><text:span text:style-name="T7"><text:s text:c="7"/></text:span><text:span text:style-name="T7">MYSQL_DATABASE: wordpress</text:span></text:p>
            <text:p><text:span text:style-name="T7"><text:s text:c="7"/></text:span><text:span text:style-name="T7">MYSQL_USER: wordpress</text:span></text:p>
            <text:p><text:span text:style-name="T7"><text:s text:c="7"/></text:span><text:span text:style-name="T7">MYSQL_PASSWORD: wordpress</text:span></text:p>
            <text:p><text:span text:style-name="T7"/></text:p>
            <text:p><text:span text:style-name="T7"><text:s text:c="3"/></text:span><text:span text:style-name="T29">wordpress</text:span><text:span text:style-name="T30">:</text:span></text:p>
            <text:p><text:span text:style-name="T7"><text:s text:c="5"/></text:span><text:span text:style-name="T7">depends_on:</text:span></text:p>
            <text:p><text:span text:style-name="T7"><text:s text:c="7"/></text:span><text:span text:style-name="T7">- db</text:span></text:p>
            <text:p><text:span text:style-name="T7"><text:s text:c="5"/></text:span><text:span text:style-name="T7">image: wordpress:latest</text:span></text:p>
            <text:p><text:span text:style-name="T7"><text:s text:c="5"/></text:span><text:span text:style-name="T7">ports:</text:span></text:p>
            <text:p><text:span text:style-name="T7"><text:s text:c="7"/></text:span><text:span text:style-name="T7">- "8000:80"</text:span></text:p>
            <text:p><text:span text:style-name="T7"><text:s text:c="5"/></text:span><text:span text:style-name="T7">restart: always</text:span></text:p>
            <text:p><text:span text:style-name="T7"><text:s text:c="5"/></text:span><text:span text:style-name="T7">environment:</text:span></text:p>
            <text:p><text:span text:style-name="T7"><text:s text:c="7"/></text:span><text:span text:style-name="T7">WORDPRESS_DB_HOST: </text:span><text:span text:style-name="T29">db</text:span><text:span text:style-name="T7">:3306</text:span></text:p>
            <text:p><text:span text:style-name="T7"><text:s text:c="7"/></text:span><text:span text:style-name="T7">WORDPRESS_DB_PASSWORD: wordpress</text:span></text:p>
            <text:p><text:span text:style-name="T28">volumes:</text:span></text:p>
            <text:p><text:span text:style-name="T7"><text:s text:c="4"/></text:span><text:span text:style-name="T7">db_data:</text:span></text:p>
          </draw:text-box>
        </draw:frame>
        <draw:frame draw:style-name="gr71" draw:text-style-name="P9" draw:layer="layout" svg:width="19.793cm" svg:height="0.962cm" svg:x="1.4cm" svg:y="2.8cm">
          <draw:text-box>
            <text:p>Sur Linux docker-compose nécessite une installation supplémentaire</text:p>
          </draw:text-box>
        </draw:frame>
        <draw:frame draw:style-name="gr72" draw:text-style-name="P9" draw:layer="layout" svg:width="14.451cm" svg:height="6.48cm" svg:x="13.2cm" svg:y="4.819cm">
          <draw:text-box>
            <text:p>Docker-compose, dans un seul fichier, permet de:</text:p>
            <text:p/>
            <text:p><text:span text:style-name="T7">- définir toutes la configuration de « lien » entre les</text:span></text:p>
            <text:p><text:span text:style-name="T7">conteneur (ip des services dans le network, volumes partagés, </text:span><text:span text:style-name="T28">etc.</text:span><text:span text:style-name="T7">)</text:span></text:p>
            <text:p><text:span text:style-name="T7"/></text:p>
            <text:p><text:span text:style-name="T7">- attribuer les ressources aux conteneurs</text:span></text:p>
            <text:p><text:span text:style-name="T7"/></text:p>
            <text:p><text:span text:style-name="T7">- et plein d’autres choses...</text:span></text:p>
          </draw:text-box>
        </draw:frame>
        <draw:frame draw:style-name="gr73" draw:text-style-name="P9" draw:layer="layout" svg:width="13.21cm" svg:height="2.939cm" svg:x="13.59cm" svg:y="10.927cm">
          <draw:text-box>
            <text:p>En une ligne de commande je peux déployer </text:p>
            <text:p>un wordpress en local sans écrire de script :</text:p>
            <text:p text:style-name="P13"><text:span text:style-name="T31"/></text:p>
            <text:p text:style-name="P13"><text:span text:style-name="T21">docker-compose up</text:span></text:p>
          </draw:text-box>
        </draw:frame>
        <draw:frame draw:style-name="gr53" draw:text-style-name="P42" draw:layer="layout" svg:width="13.249cm" svg:height="3.191cm" svg:x="13.57cm" svg:y="15.838cm">
          <draw:text-box>
            <text:p text:style-name="P41">Pour le moment tous les conteneurs sont sur la </text:p>
            <text:p text:style-name="P41">même machine. </text:p>
            <text:p text:style-name="P41">Pour déployer des conteneurs communiquant sur</text:p>
            <text:p text:style-name="P41">des machines différentes je dois utiliser docker swarm</text:p>
            <text:p text:style-name="P41">et les réseaux « overlay ».</text:p>
          </draw:text-box>
        </draw:frame>
        <presentation:notes draw:style-name="dp2">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ker swarm : </text:span></text:p>
          </draw:text-box>
        </draw:frame>
        <draw:frame draw:style-name="gr71" draw:text-style-name="P9" draw:layer="layout" svg:width="23.049cm" svg:height="0.962cm" svg:x="1.4cm" svg:y="2.338cm">
          <draw:text-box>
            <text:p>La gestion des swarms (essaims) fait partie des commandes de base de docker.</text:p>
          </draw:text-box>
        </draw:frame>
        <draw:custom-shape draw:style-name="gr74" draw:text-style-name="P13" draw:layer="layout" svg:width="8cm" svg:height="12.9cm" svg:x="0.8cm" svg:y="5.3cm">
          <text:p text:style-name="P13">123.1.2.3.4</text:p>
          <text:p text:style-name="P13">(manager <text:span text:style-name="T32">&amp; worker</text:span>)</text:p>
          <draw:enhanced-geometry svg:viewBox="0 0 21600 21600" draw:type="rectangle" draw:enhanced-path="M 0 0 L 21600 0 21600 21600 0 21600 0 0 Z N"/>
        </draw:custom-shape>
        <draw:custom-shape draw:style-name="gr75" draw:text-style-name="P13" draw:layer="layout" svg:width="8cm" svg:height="11.9cm" svg:x="10.2cm" svg:y="5.3cm">
          <text:p text:style-name="P13">231.5.6.7.8</text:p>
          <text:p text:style-name="P13">(worker1)</text:p>
          <draw:enhanced-geometry svg:viewBox="0 0 21600 21600" draw:type="rectangle" draw:enhanced-path="M 0 0 L 21600 0 21600 21600 0 21600 0 0 Z N"/>
        </draw:custom-shape>
        <draw:custom-shape draw:style-name="gr75" draw:text-style-name="P13" draw:layer="layout" svg:width="8cm" svg:height="11.9cm" svg:x="19.4cm" svg:y="5.3cm">
          <text:p text:style-name="P13">312.9.0.1.2</text:p>
          <text:p text:style-name="P13">(worker2)</text:p>
          <draw:enhanced-geometry svg:viewBox="0 0 21600 21600" draw:type="rectangle" draw:enhanced-path="M 0 0 L 21600 0 21600 21600 0 21600 0 0 Z N"/>
        </draw:custom-shape>
        <draw:custom-shape draw:style-name="gr76" draw:text-style-name="P32" draw:layer="layout" svg:width="6.4cm" svg:height="1.2cm" svg:x="1.6cm" svg:y="7.5cm">
          <text:p text:style-name="P13"><text:span text:style-name="T14"><text:s/></text:span><text:span text:style-name="T14">docker </text:span><text:span text:style-name="T22">swarm</text:span><text:span text:style-name="T14"> </text:span><text:span text:style-name="T22">init</text:span><text:span text:style-name="T14"> \ <text:s/></text:span></text:p>
          <text:p text:style-name="P13"><text:span text:style-name="T14">--</text:span><text:span text:style-name="T14">advertis</text:span><text:span text:style-name="T14">e-addr </text:span><text:span text:style-name="T14">123.1.2.</text:span><text:span text:style-name="T14">3.4</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77" draw:text-style-name="P49" draw:layer="layout" svg:width="6.977cm" svg:height="1.273cm" svg:x="1.423cm" svg:y="9.127cm">
          <draw:text-box>
            <text:p text:style-name="P48"><text:span text:style-name="T27">docker swarm join \</text:span></text:p>
            <text:p text:style-name="P48"><text:span text:style-name="T27"><text:s text:c="4"/></text:span><text:span text:style-name="T27">--token abcd </text:span><text:span text:style-name="T22">123.1.2.3.4</text:span><text:span text:style-name="T27">:2377</text:span></text:p>
          </draw:text-box>
        </draw:frame>
        <draw:line draw:style-name="gr61" draw:text-style-name="P15" draw:layer="layout" svg:x1="4.5cm" svg:y1="8.7cm" svg:x2="4.5cm" svg:y2="9.4cm">
          <text:p text:style-name="P13"/>
          <text:p text:style-name="P13"/>
        </draw:line>
        <draw:custom-shape draw:style-name="gr78" draw:text-style-name="P51" draw:layer="layout" svg:width="6.6cm" svg:height="1.2cm" svg:x="10.8cm" svg:y="7.5cm">
          <text:p text:style-name="P50"><text:span text:style-name="T24">docker </text:span><text:span text:style-name="T22">swarm</text:span><text:span text:style-name="T24"> </text:span><text:span text:style-name="T22">join</text:span><text:span text:style-name="T24"> \</text:span></text:p>
          <text:p text:style-name="P50"><text:span text:style-name="T33"><text:s text:c="4"/></text:span><text:span text:style-name="T33">--token abcd </text:span><text:span text:style-name="T24">123.1.2.3.4</text:span><text:span text:style-name="T33">: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8" draw:text-style-name="P51" draw:layer="layout" svg:width="6.6cm" svg:height="1.2cm" svg:x="20.2cm" svg:y="7.5cm">
          <text:p text:style-name="P50"><text:span text:style-name="T24">docker </text:span><text:span text:style-name="T22">swarm</text:span><text:span text:style-name="T24"> </text:span><text:span text:style-name="T22">join</text:span><text:span text:style-name="T24"> \</text:span></text:p>
          <text:p text:style-name="P50"><text:span text:style-name="T33"><text:s text:c="4"/></text:span><text:span text:style-name="T33">--token abcd </text:span><text:span text:style-name="T24">123.1.2.3.4</text:span><text:span text:style-name="T33">: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5" draw:layer="layout" svg:x1="6.4cm" svg:y1="9.4cm" svg:x2="10.8cm" svg:y2="8.1cm">
          <text:p/>
        </draw:line>
        <draw:line draw:style-name="gr10" draw:text-style-name="P15" draw:layer="layout" svg:x1="8.2cm" svg:y1="10cm" svg:x2="20.2cm" svg:y2="8.5cm">
          <text:p/>
        </draw:line>
        <draw:custom-shape draw:style-name="gr79" draw:text-style-name="P52" draw:layer="layout" svg:width="26.6cm" svg:height="0.7cm" svg:x="0.8cm" svg:y="4.4cm">
          <text:p text:style-name="P43"><text:span text:style-name="T11">ReseauMultiHost (10.0.9.0/24) (local au </text:span><text:span text:style-name="T11">cluster et optionnel)</text:span></text:p>
          <draw:enhanced-geometry svg:viewBox="0 0 21600 21600" draw:type="rectangle" draw:enhanced-path="M 0 0 L 21600 0 21600 21600 0 21600 0 0 Z N"/>
        </draw:custom-shape>
        <draw:custom-shape draw:style-name="gr80" draw:text-style-name="P54" draw:layer="layout" svg:width="6.4cm" svg:height="2cm" svg:x="1.5cm" svg:y="10.7cm">
          <text:p text:style-name="P43"><text:span text:style-name="T11"><text:s/></text:span><text:span text:style-name="T11">docker network create \</text:span></text:p>
          <text:p text:style-name="P53"><text:span text:style-name="T11"><text:s text:c="2"/></text:span><text:span text:style-name="T11">--driver overlay \</text:span></text:p>
          <text:p text:style-name="P53"><text:span text:style-name="T11"><text:s text:c="2"/></text:span><text:span text:style-name="T11">--subnet 10.0.9.0/24 \</text:span></text:p>
          <text:p text:style-name="P53"><text:span text:style-name="T11"><text:s text:c="2"/></text:span><text:span text:style-name="T12">reseauMultiHos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1" draw:text-style-name="P55" draw:layer="layout" svg:width="26.6cm" svg:height="0.7cm" svg:x="0.8cm" svg:y="3.6cm">
          <text:p text:style-name="P43"><text:span text:style-name="T11">Ingress </text:span><text:span text:style-name="T11">network </text:span><text:span text:style-name="T11">(dns par </text:span><text:span text:style-name="T11">défaut </text:span><text:span text:style-name="T11">local </text:span><text:span text:style-name="T11">au cluster) </text:span></text:p>
          <draw:enhanced-geometry svg:viewBox="0 0 21600 21600" draw:type="rectangle" draw:enhanced-path="M 0 0 L 21600 0 21600 21600 0 21600 0 0 Z N"/>
        </draw:custom-shape>
        <draw:custom-shape draw:style-name="gr82" draw:text-style-name="P54" draw:layer="layout" svg:width="7.2cm" svg:height="2cm" svg:x="1.2cm" svg:y="13.1cm">
          <text:p><text:span text:style-name="T11">docker </text:span><text:span text:style-name="T12">service</text:span><text:span text:style-name="T11"> create </text:span><text:span text:style-name="T12">--replicas 2</text:span><text:span text:style-name="T11"> \</text:span></text:p>
          <text:p><text:span text:style-name="T11">--network </text:span><text:span text:style-name="T12">reseauMultiHost</text:span><text:span text:style-name="T11"> \</text:span></text:p>
          <text:p><text:span text:style-name="T11">--name </text:span><text:span text:style-name="T12">tomcatServ</text:span><text:span text:style-name="T11"> </text:span><text:span text:style-name="T12">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3" draw:text-style-name="P34" draw:layer="layout" svg:width="5cm" svg:height="1.9cm" svg:x="11.8cm" svg:y="11cm">
          <text:p text:style-name="P13"><text:span text:style-name="T10">cont123</text:span></text:p>
          <text:p text:style-name="P43"><text:span text:style-name="T34">10.0.9.3:8080</text:span></text:p>
          <text:p text:style-name="P43"><text:span text:style-name="T35">tomcatServ:8080</text:span></text:p>
          <draw:enhanced-geometry svg:viewBox="0 0 21600 21600" draw:type="rectangle" draw:enhanced-path="M 0 0 L 21600 0 21600 21600 0 21600 0 0 Z N"/>
        </draw:custom-shape>
        <draw:custom-shape draw:style-name="gr83" draw:text-style-name="P34" draw:layer="layout" svg:width="5cm" svg:height="1.9cm" svg:x="21cm" svg:y="11cm">
          <text:p text:style-name="P13"><text:span text:style-name="T10">cont456</text:span></text:p>
          <text:p text:style-name="P43"><text:span text:style-name="T34">10.0.9.4:8080</text:span></text:p>
          <text:p text:style-name="P43"><text:span text:style-name="T35">tomcatServ:8080</text:span></text:p>
          <draw:enhanced-geometry svg:viewBox="0 0 21600 21600" draw:type="rectangle" draw:enhanced-path="M 0 0 L 21600 0 21600 21600 0 21600 0 0 Z N"/>
        </draw:custom-shape>
        <draw:line draw:style-name="gr10" draw:text-style-name="P15" draw:layer="layout" svg:x1="8.4cm" svg:y1="13.1cm" svg:x2="11.4cm" svg:y2="12.2cm">
          <text:p/>
        </draw:line>
        <draw:line draw:style-name="gr10" draw:text-style-name="P15" draw:layer="layout" svg:x1="8.6cm" svg:y1="13.8cm" svg:x2="20.8cm" svg:y2="12.8cm">
          <text:p/>
        </draw:line>
        <draw:custom-shape draw:style-name="gr84" draw:text-style-name="P54" draw:layer="layout" svg:width="7.2cm" svg:height="2.499cm" svg:x="1.201cm" svg:y="15.401cm">
          <text:p><text:span text:style-name="T11">docker </text:span><text:span text:style-name="T12">service</text:span><text:span text:style-name="T11"> </text:span><text:span text:style-name="T11">create</text:span></text:p>
          <text:p><text:span text:style-name="T11">--publish </text:span><text:span text:style-name="T12">5000:80 </text:span><text:span text:style-name="T36">\</text:span></text:p>
          <text:p><text:span text:style-name="T11">--network </text:span><text:span text:style-name="T12">reseauMult</text:span><text:span text:style-name="T12">iHost</text:span><text:span text:style-name="T11"> \</text:span></text:p>
          <text:p><text:span text:style-name="T11">--name </text:span><text:span text:style-name="T12">apacheSer</text:span><text:span text:style-name="T12">v</text:span><text:span text:style-name="T11"> </text:span><text:span text:style-name="T12">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5" draw:text-style-name="P34" draw:layer="layout" svg:width="5cm" svg:height="3.7cm" svg:x="21cm" svg:y="13.1cm">
          <text:p text:style-name="P13"><text:span text:style-name="T10">cont789</text:span></text:p>
          <text:p text:style-name="P43"><text:span text:style-name="T34">10.0.9.3:80</text:span></text:p>
          <text:p text:style-name="P43"><text:span text:style-name="T35">apacheServt:80</text:span></text:p>
          <text:p text:style-name="P43"><text:span text:style-name="T35"/></text:p>
          <text:p text:style-name="P13"><text:span text:style-name="T37">123.1.2.3.4:5000</text:span></text:p>
          <text:p text:style-name="P13"><text:span text:style-name="T37">231.5.6.7.8:5000</text:span></text:p>
          <text:p text:style-name="P13"><text:span text:style-name="T37">312.9.0.1.2:5000</text:span></text:p>
          <draw:enhanced-geometry svg:viewBox="0 0 21600 21600" draw:type="rectangle" draw:enhanced-path="M 0 0 L 21600 0 21600 21600 0 21600 0 0 Z N"/>
        </draw:custom-shape>
        <draw:frame draw:style-name="gr86" draw:text-style-name="P57" draw:layer="layout" svg:width="12.6cm" svg:height="2.147cm" svg:x="0.2cm" svg:y="18cm">
          <draw:text-box>
            <text:p text:style-name="P56"/>
            <text:p text:style-name="P56"><text:s text:c="4"/>Port 7946 TCP/UDP for container network discovery.</text:p>
            <text:p text:style-name="P56"><text:s text:c="4"/>Port 4789 UDP for the container ingress network.</text:p>
            <text:p text:style-name="P56"/>
          </draw:text-box>
        </draw:frame>
        <draw:line draw:style-name="gr10" draw:text-style-name="P15" draw:layer="layout" svg:x1="8.6cm" svg:y1="16.344cm" svg:x2="20.8cm" svg:y2="15.344cm">
          <text:p/>
        </draw:line>
        <draw:custom-shape draw:style-name="gr87" draw:text-style-name="P15" draw:layer="layout" svg:width="4cm" svg:height="1.6cm" svg:x="21.6cm" svg:y="15cm">
          <text:p/>
          <draw:enhanced-geometry svg:viewBox="0 0 21600 21600" draw:type="rectangle" draw:enhanced-path="M 0 0 L 21600 0 21600 21600 0 21600 0 0 Z N"/>
        </draw:custom-shape>
        <draw:custom-shape draw:style-name="gr88" draw:text-style-name="P58" draw:layer="layout" svg:width="0.8cm" svg:height="2.4cm" svg:x="23.2cm" svg:y="16.6cm">
          <text:p text:style-name="P13">Requêtes depuis l’extérieu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60" draw:layer="layout" svg:width="10.268cm" svg:height="0.806cm" svg:x="17.629cm" svg:y="19.138cm">
          <draw:text-box>
            <text:p text:style-name="P59">Le port est publié sur l’ensemble des nœuds</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7" draw:text-style-name="P17" draw:layer="layout" svg:width="25.199cm" svg:height="1.586cm" svg:x="1.4cm" svg:y="1.014cm" presentation:class="subtitle" presentation:user-transformed="true">
          <draw:text-box>
            <text:p text:style-name="P11"><text:span text:style-name="T4">docker stack </text:span></text:p>
          </draw:text-box>
        </draw:frame>
        <draw:frame draw:style-name="gr70" draw:text-style-name="P47" draw:layer="layout" svg:width="11.957cm" svg:height="16.75cm" svg:x="1cm" svg:y="3.8cm">
          <draw:text-box>
            <text:p text:style-name="P13"><text:span text:style-name="T6">docker-stack.yml (extrait)</text:span></text:p>
            <text:p><text:span text:style-name="T38">services</text:span><text:span text:style-name="T7">:</text:span></text:p>
            <text:p><text:span text:style-name="T7">[...]</text:span></text:p>
            <text:p><text:span text:style-name="T7"><text:s text:c="2"/></text:span><text:span text:style-name="T29">db</text:span><text:span text:style-name="T7">:</text:span></text:p>
            <text:p><text:span text:style-name="T7"><text:s text:c="4"/></text:span><text:span text:style-name="T7">image: postgres:9.4</text:span></text:p>
            <text:p><text:span text:style-name="T7"><text:s text:c="4"/></text:span><text:span text:style-name="T7">volumes:</text:span></text:p>
            <text:p><text:span text:style-name="T7"><text:s text:c="6"/></text:span><text:span text:style-name="T7">- db-data:/var/lib/postgresql/data</text:span></text:p>
            <text:p><text:span text:style-name="T7"><text:s text:c="4"/></text:span><text:span text:style-name="T7">networks:</text:span></text:p>
            <text:p><text:span text:style-name="T7"><text:s text:c="6"/></text:span><text:span text:style-name="T7">- backend</text:span></text:p>
            <text:p><text:span text:style-name="T7"><text:s text:c="4"/></text:span><text:span text:style-name="T7">deploy:</text:span></text:p>
            <text:p><text:span text:style-name="T7"><text:s text:c="6"/></text:span><text:span text:style-name="T7">placement:</text:span></text:p>
            <text:p><text:span text:style-name="T7"><text:s text:c="8"/></text:span><text:span text:style-name="T7">constraints: [node.role == manager]</text:span></text:p>
            <text:p><text:span text:style-name="T7"><text:s text:c="2"/></text:span><text:span text:style-name="T29">vote</text:span><text:span text:style-name="T7">:</text:span></text:p>
            <text:p><text:span text:style-name="T7"><text:s text:c="4"/></text:span><text:span text:style-name="T7">image: dockersamples/examplevotingapp_vote:before</text:span></text:p>
            <text:p><text:span text:style-name="T7"><text:s text:c="4"/></text:span><text:span text:style-name="T7">ports:</text:span></text:p>
            <text:p><text:span text:style-name="T7"><text:s text:c="6"/></text:span><text:span text:style-name="T7">- 5000:80</text:span></text:p>
            <text:p><text:span text:style-name="T7"><text:s text:c="4"/></text:span><text:span text:style-name="T7">networks:</text:span></text:p>
            <text:p><text:span text:style-name="T7"><text:s text:c="6"/></text:span><text:span text:style-name="T7">- frontend</text:span></text:p>
            <text:p><text:span text:style-name="T7"><text:s text:c="4"/></text:span><text:span text:style-name="T7">depends_on:</text:span></text:p>
            <text:p><text:span text:style-name="T7"><text:s text:c="6"/></text:span><text:span text:style-name="T7">- redis</text:span></text:p>
            <text:p><text:span text:style-name="T7"><text:s text:c="4"/></text:span><text:span text:style-name="T7">deploy:</text:span></text:p>
            <text:p><text:span text:style-name="T7"><text:s text:c="6"/></text:span><text:span text:style-name="T7">replicas: 2</text:span></text:p>
            <text:p><text:span text:style-name="T7"><text:s text:c="6"/></text:span><text:span text:style-name="T7">update_config:</text:span></text:p>
            <text:p><text:span text:style-name="T7"><text:s text:c="8"/></text:span><text:span text:style-name="T7">parallelism: 2</text:span></text:p>
            <text:p><text:span text:style-name="T7"><text:s text:c="6"/></text:span><text:span text:style-name="T7">restart_policy:</text:span></text:p>
            <text:p><text:span text:style-name="T7"><text:s text:c="8"/></text:span><text:span text:style-name="T7">condition: on-failure</text:span></text:p>
            <text:p><text:span text:style-name="T7">[...]</text:span></text:p>
            <text:p><text:span text:style-name="T38">networks</text:span><text:span text:style-name="T7">:</text:span></text:p>
            <text:p><text:span text:style-name="T7"><text:s text:c="2"/></text:span><text:span text:style-name="T7">frontend:</text:span></text:p>
            <text:p><text:span text:style-name="T7"><text:s text:c="2"/></text:span><text:span text:style-name="T7">backend:</text:span></text:p>
            <text:p><text:span text:style-name="T38">volumes</text:span><text:span text:style-name="T7">:</text:span></text:p>
            <text:p><text:span text:style-name="T7">db-data:</text:span></text:p>
          </draw:text-box>
        </draw:frame>
        <draw:frame draw:style-name="gr89" draw:text-style-name="P60" draw:layer="layout" svg:width="27.511cm" svg:height="1.199cm" svg:x="0.3cm" svg:y="2.5cm">
          <draw:text-box>
            <text:p text:style-name="P59">A l’instar de docker-compose, docker stack permet de déployer des service au sein d’un cluster grâce à des fichier «<text:span text:style-name="T39"> yml </text:span>» </text:p>
          </draw:text-box>
        </draw:frame>
        <draw:frame draw:style-name="gr90" draw:text-style-name="P9" draw:layer="layout" svg:width="14.586cm" svg:height="5.257cm" svg:x="13.2cm" svg:y="4.219cm">
          <draw:text-box>
            <text:p>docker stack, dans un seul fichier, permet de:</text:p>
            <text:p/>
            <text:p><text:span text:style-name="T7">- définir toutes la configuration des services au sein du cluster</text:span></text:p>
            <text:p><text:span text:style-name="T7"/></text:p>
            <text:p><text:span text:style-name="T7">- attribuer les ressources aux </text:span><text:span text:style-name="T28">services</text:span></text:p>
            <text:p><text:span text:style-name="T28"/></text:p>
            <text:p><text:span text:style-name="T40">- </text:span><text:span text:style-name="T29">ATTENTION</text:span><text:span text:style-name="T40"> : Contrairement au mapping des ports, les volumes ne </text:span></text:p>
            <text:p><text:span text:style-name="T40">concernent pas l’ensemble du cluster mais juste le manager.</text:span></text:p>
            <text:p><text:span text:style-name="T40">Les données sont conservées d’un déploiement à l’autre.</text:span></text:p>
          </draw:text-box>
        </draw:frame>
        <draw:frame draw:style-name="gr73" draw:text-style-name="P9" draw:layer="layout" svg:width="13.261cm" svg:height="5.702cm" svg:x="13.59cm" svg:y="10.427cm">
          <draw:text-box>
            <text:p>En une ligne de commande je peux déployer </text:p>
            <text:p>une application répartie dans un cluster :</text:p>
            <text:p text:style-name="P13"><text:span text:style-name="T41">docker stack deploy --compose-file docker-stack.yml monAppli</text:span></text:p>
            <text:p text:style-name="P13"><text:span text:style-name="T41"/></text:p>
            <text:p>Mise à jour à chaud du cluster :</text:p>
            <text:p text:style-name="P6"><text:span text:style-name="T41">docker service scale monService=5</text:span></text:p>
            <text:p text:style-name="P6"><text:span text:style-name="T41">docker service upgrade [create option] monService</text:span></text:p>
            <text:p text:style-name="P6"><text:span text:style-name="T41">docker swarm update [create option]</text:span></text:p>
            <text:p text:style-name="P6"><text:span text:style-name="T41">docker node update [create option] </text:span><text:span text:style-name="T41">/ join / leave / promote</text:span></text:p>
            <text:p text:style-name="P6"><text:span text:style-name="T41"/></text:p>
          </draw:text-box>
        </draw:frame>
        <draw:frame draw:style-name="gr53" draw:text-style-name="P42" draw:layer="layout" svg:width="14.646cm" svg:height="3.779cm" svg:x="13.07cm" svg:y="16.738cm">
          <draw:text-box>
            <text:p text:style-name="P41">Pour le moment je dois à créer les machines de mon cluster</text:p>
            <text:p text:style-name="P41">et installer docker sur chacune d’elles. A la main, pfff....</text:p>
            <text:p text:style-name="P41"/>
            <text:p text:style-name="P41">docker-machine permet de créer et gérer des machines</text:p>
            <text:p text:style-name="P41">virtuelles sur mon poste local ou directement sur </text:p>
            <text:p text:style-name="P41">les fournisseurs de cloud afin de construire mon essaim</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8" draw:text-style-name="P61" draw:layer="layout" svg:width="25.199cm" svg:height="1.763cm" svg:x="1.4cm" svg:y="0.837cm" presentation:class="title" presentation:user-transformed="true">
          <draw:text-box>
            <text:p text:style-name="P61"><text:span text:style-name="T42">docker-machine</text:span></text:p>
          </draw:text-box>
        </draw:frame>
        <draw:frame presentation:style-name="pr5" draw:layer="layout" svg:width="25.199cm" svg:height="12.179cm" svg:x="1.4cm" svg:y="4.914cm" presentation:class="outline" presentation:user-transformed="true">
          <draw:text-box>
            <text:list text:style-name="L2">
              <text:list-item>
                <text:p><text:span text:style-name="T43">Des machines virtuelles contenant docker peuvent être créer simplement grâce à docker-machine.</text:span></text:p>
                <text:p><text:span text:style-name="T43"/></text:p>
              </text:list-item>
              <text:list-item>
                <text:p><text:span text:style-name="T43">Sous Linux, docker-machine nécessite une installation supplémentaire</text:span></text:p>
                <text:p><text:span text:style-name="T43"/></text:p>
              </text:list-item>
              <text:list-item>
                <text:p><text:span text:style-name="T43">Pour créer une machine avec docker-machine il faut spécifier un driver</text:span></text:p>
                <text:p><text:span text:style-name="T43">(eq. docker-machine create --driver virtualbox swarmManager)</text:span></text:p>
                <text:p><text:span text:style-name="T43"/></text:p>
              </text:list-item>
              <text:list-item>
                <text:p><text:span text:style-name="T43">Docker-machine est fourni avec plusieurs driver permettant de créer directement des VM docker directement chez les fournisseurs de Cloud (AWS, Digital Ocean, Google)</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8" draw:text-style-name="P61" draw:layer="layout" svg:width="25.199cm" svg:height="1.763cm" svg:x="1.4cm" svg:y="0.837cm" presentation:class="title" presentation:user-transformed="true">
          <draw:text-box>
            <text:p text:style-name="P61"><text:span text:style-name="T42">Solutions IHM de gestion de déploiement ?</text:span></text:p>
          </draw:text-box>
        </draw:frame>
        <draw:frame presentation:style-name="pr5" draw:layer="layout" svg:width="25.199cm" svg:height="12.179cm" svg:x="1.4cm" svg:y="4.914cm" presentation:class="outline" presentation:user-transformed="true">
          <draw:text-box>
            <text:list text:style-name="L2">
              <text:list-item>
                <text:p><text:span text:style-name="T43">Docker cloud permet de gérer l ‘ensemble des outils docker (images, container, </text:span><text:span text:style-name="T43">cluster, intégration continue et déploiement continue. PAYANT)</text:span></text:p>
                <text:p><text:span text:style-name="T43"/></text:p>
              </text:list-item>
              <text:list-item>
                <text:p><text:span text:style-name="T43">Juju charms. Solutions open source qui pourrait permettre de déployer facilement les </text:span><text:span text:style-name="T43">clusters docker (Pas eu le temps d’expérimenter =&gt; Pour le projet)</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11T17:16:17.684033244</dc:date>
    <meta:editing-duration>P11DT16H30M41S</meta:editing-duration>
    <meta:editing-cycles>121</meta:editing-cycles>
    <meta:document-statistic meta:object-count="244"/>
  </office:meta>
</office:document-meta>
</file>